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4d1" draw:opacity="50%" draw:textarea-horizontal-align="left" draw:textarea-vertical-align="top" draw:auto-grow-height="false" fo:min-height="16.75cm" fo:min-width="52.5cm" draw:shadow-opacity="50%"/>
    </style:style>
    <style:style style:name="gr2" style:family="graphic" style:parent-style-name="standard">
      <style:graphic-properties draw:fill="solid" draw:fill-color="#0084d1" draw:opacity="50%" draw:textarea-horizontal-align="left" draw:textarea-vertical-align="top" draw:auto-grow-height="false" fo:min-height="6.75cm" fo:min-width="8.5cm" draw:shadow-opacity="50%"/>
    </style:style>
    <style:style style:name="gr3" style:family="graphic" style:parent-style-name="standard">
      <style:graphic-properties draw:fill="solid" draw:fill-color="#0084d1" draw:opacity="50%" draw:textarea-horizontal-align="left" draw:textarea-vertical-align="top" draw:auto-grow-height="false" fo:min-height="6.75cm" fo:min-width="29.5cm" draw:shadow-opacity="50%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1.55cm" fo:min-width="6.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4.75cm" fo:min-width="6.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6.5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1.85cm" fo:min-width="6.5cm"/>
    </style:style>
    <style:style style:name="gr8" style:family="graphic" style:parent-style-name="standard">
      <style:graphic-properties draw:fill="solid" draw:fill-color="#ffffcc" draw:textarea-horizontal-align="left" draw:textarea-vertical-align="top" draw:auto-grow-height="false" fo:min-height="2.749cm" fo:min-width="13.749cm" fo:wrap-option="no-wrap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31cm" fo:min-width="1.18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11" style:family="graphic" style:parent-style-name="objectwithoutfill">
      <style:graphic-properties draw:marker-end="Arrow" draw:marker-end-width="0.3cm" draw:fill="none" draw:fill-color="#0084d1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0084d1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95b3d7" draw:opacity="50%" draw:textarea-horizontal-align="left" draw:textarea-vertical-align="top" draw:auto-grow-height="false" fo:min-height="8.75cm" fo:min-width="43.5cm" draw:shadow-opacity="50%"/>
    </style:style>
    <style:style style:name="gr15" style:family="graphic" style:parent-style-name="standard">
      <style:graphic-properties draw:fill="solid" draw:fill-color="#95b3d7" draw:opacity="50%" draw:textarea-horizontal-align="left" draw:textarea-vertical-align="top" draw:auto-grow-height="false" fo:min-height="21.75cm" fo:min-width="43.5cm" draw:shadow-opacity="50%"/>
    </style:style>
    <style:style style:name="gr16" style:family="graphic" style:parent-style-name="standard">
      <style:graphic-properties draw:textarea-horizontal-align="justify" draw:textarea-vertical-align="middle" draw:auto-grow-height="false" fo:min-height="6.75cm" fo:min-width="4.5cm"/>
    </style:style>
    <style:style style:name="gr17" style:family="graphic" style:parent-style-name="standard">
      <style:graphic-properties draw:fill-color="#aecf00" draw:textarea-horizontal-align="left" draw:textarea-vertical-align="middle" draw:auto-grow-height="false" fo:min-height="0.75cm" fo:min-width="5.5cm"/>
    </style:style>
    <style:style style:name="gr18" style:family="graphic" style:parent-style-name="standard">
      <style:graphic-properties draw:fill-color="#c5000b" draw:textarea-horizontal-align="right" draw:textarea-vertical-align="middle" draw:auto-grow-height="false" fo:min-height="0.75cm" fo:min-width="5.5cm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4.5cm"/>
    </style:style>
    <style:style style:name="gr20" style:family="graphic" style:parent-style-name="standard">
      <style:graphic-properties draw:textarea-horizontal-align="right" draw:textarea-vertical-align="middle" draw:auto-grow-height="false" fo:min-height="0.75cm" fo:min-width="5.5cm"/>
    </style:style>
    <style:style style:name="gr21" style:family="graphic" style:parent-style-name="standard">
      <style:graphic-properties draw:textarea-horizontal-align="center" draw:textarea-vertical-align="middle" draw:auto-grow-height="false" fo:min-height="0.75cm" fo:min-width="5.5cm"/>
    </style:style>
    <style:style style:name="gr22" style:family="graphic" style:parent-style-name="standard">
      <style:graphic-properties draw:stroke="dash" draw:stroke-dash="Fine_20_Dashed" svg:stroke-width="0.1cm" svg:stroke-color="#eeeeee" draw:marker-start-width="0.35cm" draw:marker-end-width="0.35cm" draw:fill="solid" draw:fill-color="#eeeee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d320" draw:textarea-horizontal-align="center" draw:textarea-vertical-align="middle" draw:auto-grow-height="false" fo:min-height="0.75cm" fo:min-width="5.5cm"/>
    </style:style>
    <style:style style:name="gr24" style:family="graphic" style:parent-style-name="objectwithoutfill">
      <style:graphic-properties draw:stroke="dash" draw:stroke-dash="Ultrafine_20_Dashed" svg:stroke-width="0.1cm" draw:marker-start-width="0.35cm" draw:marker-end="Arrow" draw:marker-end-width="0.45cm" draw:fill="none" draw:fill-color="#0084d1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center" draw:textarea-vertical-align="middle" draw:auto-grow-height="false" fo:min-height="0.75cm" fo:min-width="7.5cm"/>
    </style:style>
    <style:style style:name="gr26" style:family="graphic" style:parent-style-name="standard">
      <style:graphic-properties draw:textarea-horizontal-align="right" draw:textarea-vertical-align="middle" draw:auto-grow-height="false" fo:min-height="0.75cm" fo:min-width="6.5cm"/>
    </style:style>
    <style:style style:name="gr27" style:family="graphic" style:parent-style-name="standard">
      <style:graphic-properties draw:stroke="none" draw:fill="solid" draw:fill-color="#729fcf" draw:textarea-horizontal-align="center" draw:textarea-vertical-align="middle" draw:auto-grow-height="false" fo:min-height="2.95cm" fo:min-width="2.7cm" draw:shadow="hidden"/>
    </style:style>
    <style:style style:name="gr28" style:family="graphic" style:parent-style-name="standard">
      <style:graphic-properties svg:stroke-width="0cm" draw:marker-start-width="0.2cm" draw:marker-end-width="0.2cm" draw:fill="none" draw:fill-color="#0084d1" draw:textarea-horizontal-align="center" draw:textarea-vertical-align="middle" draw:auto-grow-height="false" fo:min-height="2.95cm" fo:min-width="2.7cm" fo:padding-top="0.125cm" fo:padding-bottom="0.125cm" fo:padding-left="0.25cm" fo:padding-right="0.25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75cm" fo:min-width="0cm"/>
    </style:style>
    <style:style style:name="gr30" style:family="graphic" style:parent-style-name="standard">
      <style:graphic-properties draw:fill-color="#ffd320" draw:textarea-horizontal-align="center" draw:textarea-vertical-align="middle" draw:auto-grow-height="false" fo:min-height="0.75cm" fo:min-width="4.5cm"/>
    </style:style>
    <style:style style:name="gr31" style:family="graphic" style:parent-style-name="standard">
      <style:graphic-properties draw:fill="solid" draw:fill-color="#95b3d7" draw:opacity="50%" draw:textarea-horizontal-align="left" draw:textarea-vertical-align="top" draw:auto-grow-height="false" fo:min-height="6.75cm" fo:min-width="43.5cm" draw:shadow-opacity="50%"/>
    </style:style>
    <style:style style:name="gr32" style:family="graphic" style:parent-style-name="standard">
      <style:graphic-properties draw:fill="solid" draw:fill-color="#95b3d7" draw:opacity="50%" draw:textarea-horizontal-align="left" draw:textarea-vertical-align="top" draw:auto-grow-height="false" fo:min-height="32.75cm" fo:min-width="43.5cm" draw:shadow-opacity="50%"/>
    </style:style>
    <style:style style:name="gr33" style:family="graphic" style:parent-style-name="standard">
      <style:graphic-properties draw:textarea-horizontal-align="justify" draw:textarea-vertical-align="middle" draw:auto-grow-height="false" fo:min-height="7.75cm" fo:min-width="4.5cm"/>
    </style:style>
    <style:style style:name="gr34" style:family="graphic" style:parent-style-name="standard">
      <style:graphic-properties draw:textarea-horizontal-align="justify" draw:textarea-vertical-align="middle" draw:auto-grow-height="false" fo:min-height="5.75cm" fo:min-width="4.5cm"/>
    </style:style>
    <style:style style:name="gr35" style:family="graphic" style:parent-style-name="standard">
      <style:graphic-properties draw:fill="none" draw:textarea-horizontal-align="center" draw:textarea-vertical-align="middle" draw:auto-grow-height="false" fo:min-height="0.75cm" fo:min-width="5.5cm"/>
    </style:style>
    <style:style style:name="gr36" style:family="graphic" style:parent-style-name="standard">
      <style:graphic-properties draw:fill="solid" draw:fill-color="#729fcf" draw:textarea-horizontal-align="justify" draw:textarea-vertical-align="middle" draw:auto-grow-height="false" fo:min-height="0.31cm" fo:min-width="1.18cm"/>
    </style:style>
    <style:style style:name="gr37" style:family="graphic" style:parent-style-name="standard">
      <style:graphic-properties draw:textarea-horizontal-align="center" draw:textarea-vertical-align="middle" draw:auto-grow-height="false" fo:min-height="0.75cm" fo:min-width="6.5cm"/>
    </style:style>
    <style:style style:name="gr38" style:family="graphic" style:parent-style-name="standard">
      <style:graphic-properties draw:fill="none" draw:textarea-horizontal-align="center" draw:textarea-vertical-align="middle" draw:auto-grow-height="false" fo:min-height="0.75cm" fo:min-width="6.5cm"/>
    </style:style>
    <style:style style:name="gr39" style:family="graphic" style:parent-style-name="standard">
      <style:graphic-properties draw:fill="solid" draw:fill-color="#95b3d7" draw:opacity="50%" draw:textarea-horizontal-align="left" draw:textarea-vertical-align="top" draw:auto-grow-height="false" fo:min-height="32.75cm" fo:min-width="47.5cm" draw:shadow-opacity="50%"/>
    </style:style>
    <style:style style:name="gr40" style:family="graphic" style:parent-style-name="standard">
      <style:graphic-properties draw:fill-color="#aecf00" draw:textarea-horizontal-align="left" draw:textarea-vertical-align="middle" draw:auto-grow-height="false" fo:min-height="0.75cm" fo:min-width="6.491cm"/>
    </style:style>
    <style:style style:name="gr41" style:family="graphic" style:parent-style-name="standard">
      <style:graphic-properties draw:fill-color="#c5000b" draw:textarea-horizontal-align="right" draw:textarea-vertical-align="middle" draw:auto-grow-height="false" fo:min-height="0.75cm" fo:min-width="7.5cm"/>
    </style:style>
    <style:style style:name="gr42" style:family="graphic" style:parent-style-name="standard">
      <style:graphic-properties draw:textarea-horizontal-align="justify" draw:textarea-vertical-align="middle" draw:auto-grow-height="false" fo:min-height="8.75cm" fo:min-width="4.5cm"/>
    </style:style>
    <style:style style:name="gr43" style:family="graphic" style:parent-style-name="standard">
      <style:graphic-properties draw:textarea-horizontal-align="right" draw:textarea-vertical-align="middle" draw:auto-grow-height="false" fo:min-height="0.75cm" fo:min-width="7.5cm"/>
    </style:style>
    <style:style style:name="gr44" style:family="graphic" style:parent-style-name="standard">
      <style:graphic-properties draw:textarea-horizontal-align="left" draw:textarea-vertical-align="middle" draw:auto-grow-height="false" fo:min-height="0.75cm" fo:min-width="7.5cm"/>
    </style:style>
    <style:style style:name="gr45" style:family="graphic" style:parent-style-name="standard">
      <style:graphic-properties draw:fill="solid" draw:textarea-horizontal-align="left" draw:textarea-vertical-align="middle" draw:auto-grow-height="false" fo:min-height="0.75cm" fo:min-width="7.5cm"/>
    </style:style>
    <style:style style:name="gr46" style:family="graphic" style:parent-style-name="standard">
      <style:graphic-properties draw:fill="solid" draw:opacity="25%" draw:textarea-horizontal-align="left" draw:textarea-vertical-align="middle" draw:auto-grow-height="false" fo:min-height="0.75cm" fo:min-width="7.5cm" draw:shadow-opacity="25%"/>
    </style:style>
    <style:style style:name="gr47" style:family="graphic" style:parent-style-name="standard">
      <style:graphic-properties draw:opacity="25%" draw:textarea-horizontal-align="center" draw:textarea-vertical-align="middle" draw:auto-grow-height="false" fo:min-height="0.75cm" fo:min-width="7.5cm" draw:shadow-opacity="25%"/>
    </style:style>
    <style:style style:name="gr48" style:family="graphic" style:parent-style-name="standard">
      <style:graphic-properties draw:fill="solid" draw:fill-color="#ffffcc" draw:textarea-horizontal-align="left" draw:textarea-vertical-align="top" draw:auto-grow-height="false" fo:min-height="1.449cm" fo:min-width="8.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4d1" draw:opacity="50%"/>
      <style:paragraph-properties fo:text-align="center"/>
      <style:text-properties fo:color="#ffffff"/>
    </style:style>
    <style:style style:name="P3" style:family="paragraph">
      <loext:graphic-properties draw:fill="solid" draw:fill-color="#729fcf"/>
      <style:paragraph-properties fo:text-align="center"/>
      <style:text-properties fo:color="#ffffff" fo:font-size="36pt" fo:font-weight="bold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cc"/>
      <style:paragraph-properties fo:text-align="start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0084d1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95b3d7" draw:opacity="50%"/>
      <style:paragraph-properties fo:text-align="center"/>
    </style:style>
    <style:style style:name="P11" style:family="paragraph">
      <loext:graphic-properties draw:fill-color="#aecf00"/>
      <style:paragraph-properties fo:text-align="center"/>
    </style:style>
    <style:style style:name="P12" style:family="paragraph">
      <loext:graphic-properties draw:fill-color="#c5000b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solid" draw:fill-color="#95b3d7" draw:opacity="50%"/>
      <style:paragraph-properties fo:text-align="center"/>
      <style:text-properties fo:font-size="18pt"/>
    </style:style>
    <style:style style:name="P20" style:family="paragraph">
      <loext:graphic-properties draw:fill-color="#aecf00"/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-color="#c5000b"/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font-size="18pt"/>
    </style:style>
    <style:style style:name="P25" style:family="paragraph">
      <style:paragraph-properties fo:text-align="center"/>
      <style:text-properties style:use-window-font-color="true" fo:font-size="18pt"/>
    </style:style>
    <style:style style:name="P26" style:family="paragraph">
      <loext:graphic-properties draw:fill-color="#ffd320"/>
      <style:paragraph-properties fo:text-align="center"/>
      <style:text-properties fo:font-size="18pt"/>
    </style:style>
    <style:style style:name="P27" style:family="paragraph">
      <style:text-properties style:use-window-font-color="true" fo:font-size="18pt"/>
    </style:style>
    <style:style style:name="P28" style:family="paragraph">
      <loext:graphic-properties draw:fill="none"/>
      <style:paragraph-properties fo:text-align="center"/>
      <style:text-properties style:use-window-font-color="true" fo:font-size="18pt"/>
    </style:style>
    <style:style style:name="P29" style:family="paragraph">
      <style:paragraph-properties fo:text-align="center"/>
      <style:text-properties fo:color="#ffffff" fo:font-size="18pt"/>
    </style:style>
    <style:style style:name="P30" style:family="paragraph">
      <style:paragraph-properties fo:text-align="end"/>
      <style:text-properties fo:font-size="18pt"/>
    </style:style>
    <style:style style:name="P31" style:family="paragraph">
      <loext:graphic-properties draw:fill="solid"/>
      <style:paragraph-properties fo:text-align="center"/>
      <style:text-properties fo:font-size="18pt"/>
    </style:style>
    <style:style style:name="P32" style:family="paragraph">
      <loext:graphic-properties draw:fill="solid" draw:opacity="25%"/>
      <style:paragraph-properties fo:text-align="center"/>
      <style:text-properties fo:font-size="18pt"/>
    </style:style>
    <style:style style:name="P33" style:family="paragraph">
      <loext:graphic-properties draw:opacity="25%"/>
      <style:paragraph-properties fo:text-align="center"/>
      <style:text-properties fo:font-size="18pt"/>
    </style:style>
    <style:style style:name="P34" style:family="paragraph">
      <style:paragraph-properties fo:text-align="center"/>
      <style:text-properties style:text-line-through-style="solid" style:text-line-through-type="single" fo:font-size="18pt"/>
    </style:style>
    <style:style style:name="P35" style:family="paragraph">
      <loext:graphic-properties draw:fill-color="#aecf00"/>
      <style:paragraph-properties fo:text-align="center"/>
      <style:text-properties style:text-line-through-style="solid" style:text-line-through-type="single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36pt" fo:font-weight="bold" style:font-size-asian="18pt" style:font-size-complex="18pt"/>
    </style:style>
    <style:style style:name="T3" style:family="text">
      <style:text-properties fo:color="#ffffff" fo:font-size="36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fo:color="#eeeeee" style:font-name="Courier New1"/>
    </style:style>
    <style:style style:name="T7" style:family="text">
      <style:text-properties fo:color="#eeeeee"/>
    </style:style>
    <style:style style:name="T8" style:family="text">
      <style:text-properties fo:color="#ffffff" style:font-name="Courier New1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style:use-window-font-color="true" style:font-name="Courier New1"/>
    </style:style>
    <style:style style:name="T11" style:family="text">
      <style:text-properties style:text-line-through-style="solid" style:text-line-through-type="single" style:font-name="Courier New1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bench_overview" draw:style-name="dp1" draw:master-page-name="Default">
        <draw:custom-shape draw:style-name="gr1" draw:text-style-name="P2" draw:layer="layout" svg:width="53cm" svg:height="17cm" svg:x="2cm" svg:y="7cm">
          <text:p text:style-name="P1"><text:span text:style-name="T1">testbe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7cm" svg:x="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7cm" svg:x="45cm" svg:y="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0cm" svg:height="7cm" svg:x="14cm" svg:y="8cm">
          <text:p text:style-name="P1"><text:span text:style-name="T1">g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0cm" svg:height="7cm" svg:x="14cm" svg:y="16cm">
          <text:p text:style-name="P1"><text:span text:style-name="T1">du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cm" svg:height="1.8cm" svg:x="20cm" svg:y="18.6cm">
          <text:p text:style-name="P1"><text:span text:style-name="T2">ime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7cm" svg:height="5cm" svg:x="28cm" svg:y="9cm">
          <text:p text:style-name="P1"><text:span text:style-name="T2">mips_core</text:span></text:p>
          <text:p text:style-name="P1"><text:span text:style-name="T2"><text:s/></text:span><text:span text:style-name="T3">(behav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7cm" svg:height="5cm" svg:x="28cm" svg:y="17cm">
          <text:p text:style-name="P1"><text:span text:style-name="T2">mips_core</text:span></text:p>
          <text:p text:style-name="P1"><text:span text:style-name="T2"><text:s/></text:span><text:span text:style-name="T3">(impl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7cm" svg:height="5cm" svg:x="4cm" svg:y="13cm">
          <text:p text:style-name="P1"><text:span text:style-name="T2">ts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cm" svg:height="5cm" svg:x="46cm" svg:y="13cm">
          <text:p text:style-name="P1"><text:span text:style-name="T2">cm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7cm" svg:height="2cm" svg:x="20cm" svg:y="10.5cm">
          <text:p text:style-name="P1"><text:span text:style-name="T2">ime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2.1cm" svg:x="36cm" svg:y="17cm">
          <text:p text:style-name="P1"><text:span text:style-name="T2">dme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2.1cm" svg:x="36cm" svg:y="9cm">
          <text:p text:style-name="P1"><text:span text:style-name="T2">dmem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4.249cm" svg:height="2.999cm" svg:x="25.251cm" svg:y="3cm">
          <text:p text:style-name="P4">- init of the mem is clk dependent!</text:p>
          <draw:enhanced-geometry svg:viewBox="0 0 21600 21600" draw:mirror-horizontal="false" draw:type="line-callout-1" draw:modifiers="-6818.02105263158 50860.8 -378.94736842105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6" xml:id="id7" draw:id="id7" draw:layer="layout" svg:width="3cm" svg:height="1cm" draw:transform="rotate (1.5707963267949) translate (16cm 13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7" xml:id="id2" draw:id="id2" draw:layer="layout" svg:width="1cm" svg:height="3cm" svg:x="16cm" svg:y="10cm">
          <draw:text-box>
            <text:p text:style-name="P1">0</text:p>
            <text:p text:style-name="P1"/>
            <text:p text:style-name="P1">1</text:p>
          </draw:text-box>
        </draw:frame>
        <draw:connector draw:style-name="gr11" draw:text-style-name="P8" draw:layer="layout" svg:x1="11cm" svg:y1="15.5cm" svg:x2="16.5cm" svg:y2="13cm" draw:start-shape="id1" draw:start-glue-point="1" draw:end-shape="id2" draw:end-glue-point="2" svg:d="M11000 15500h5500v-2500" svg:viewBox="0 0 5501 2501">
          <text:p/>
        </draw:connector>
        <draw:custom-shape draw:style-name="gr9" draw:text-style-name="P6" xml:id="id8" draw:id="id8" draw:layer="layout" svg:width="3cm" svg:height="1cm" draw:transform="rotate (1.5707963267949) translate (16.001cm 21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7" xml:id="id3" draw:id="id3" draw:layer="layout" svg:width="1cm" svg:height="3cm" svg:x="16.001cm" svg:y="18cm">
          <draw:text-box>
            <text:p text:style-name="P1">0</text:p>
            <text:p text:style-name="P1"/>
            <text:p text:style-name="P1">1</text:p>
          </draw:text-box>
        </draw:frame>
        <draw:connector draw:style-name="gr11" draw:text-style-name="P8" draw:layer="layout" svg:x1="11cm" svg:y1="15.5cm" svg:x2="16.501cm" svg:y2="18cm" draw:start-shape="id1" draw:start-glue-point="1" draw:end-shape="id3" draw:end-glue-point="0" svg:d="M11000 15500h5501v2500" svg:viewBox="0 0 5502 2501">
          <text:p/>
        </draw:connector>
        <draw:connector draw:style-name="gr12" draw:text-style-name="P8" draw:layer="layout" svg:x1="17.001cm" svg:y1="19.5cm" svg:x2="20cm" svg:y2="19.5cm" draw:start-shape="id3" draw:start-glue-point="1" draw:end-shape="id4" draw:end-glue-point="3" svg:d="M17001 19500h2999" svg:viewBox="0 0 3000 1">
          <text:p text:style-name="P1"/>
          <text:p text:style-name="P1">addr</text:p>
        </draw:connector>
        <draw:connector draw:style-name="gr12" draw:text-style-name="P8" draw:layer="layout" svg:x1="17cm" svg:y1="11.5cm" svg:x2="20cm" svg:y2="11.5cm" draw:start-shape="id2" draw:start-glue-point="1" draw:end-shape="id5" draw:end-glue-point="3" svg:d="M17000 11500h3000" svg:viewBox="0 0 3001 1">
          <text:p text:style-name="P1"/>
          <text:p text:style-name="P1">addr</text:p>
        </draw:connector>
        <draw:connector draw:style-name="gr11" draw:text-style-name="P8" draw:layer="layout" svg:x1="35cm" svg:y1="11.5cm" svg:x2="16cm" svg:y2="10.501cm" draw:start-shape="id6" draw:start-glue-point="1" draw:end-shape="id7" draw:end-glue-point="8" svg:d="M35000 11500h501v-3001h-20002v2002h501" svg:viewBox="0 0 20003 3002">
          <text:p/>
        </draw:connector>
        <draw:connector draw:style-name="gr11" draw:text-style-name="P8" draw:layer="layout" svg:x1="7.5cm" svg:y1="13cm" svg:x2="16cm" svg:y2="12.499cm" draw:start-shape="id1" draw:start-glue-point="0" draw:end-shape="id7" draw:end-glue-point="9" svg:d="M7500 13000v-501h8500" svg:viewBox="0 0 8501 502">
          <text:p/>
        </draw:connector>
        <draw:connector draw:style-name="gr11" draw:text-style-name="P8" draw:layer="layout" svg:x1="7.5cm" svg:y1="18cm" svg:x2="16.001cm" svg:y2="20.499cm" draw:start-shape="id1" draw:start-glue-point="2" draw:end-shape="id8" draw:end-glue-point="9" svg:d="M7500 18000v2499h8501" svg:viewBox="0 0 8502 2500">
          <text:p/>
        </draw:connector>
        <draw:connector draw:style-name="gr11" draw:text-style-name="P8" draw:layer="layout" svg:x1="35cm" svg:y1="19.5cm" svg:x2="16.001cm" svg:y2="18.501cm" draw:start-shape="id9" draw:start-glue-point="1" draw:end-shape="id8" draw:end-glue-point="8" svg:d="M35000 19500h501v-3001h-20001v2002h501" svg:viewBox="0 0 20002 3002">
          <text:p/>
        </draw:connector>
        <draw:custom-shape draw:style-name="gr7" draw:text-style-name="P3" draw:layer="layout" svg:width="7cm" svg:height="2.1cm" svg:x="36cm" svg:y="11.9cm">
          <text:p text:style-name="P1"><text:span text:style-name="T2">perip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2.1cm" svg:x="36cm" svg:y="20cm">
          <text:p text:style-name="P1"><text:span text:style-name="T2">periph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27cm" svg:y1="19.5cm" svg:x2="28cm" svg:y2="19.5cm" draw:start-shape="id4" draw:start-glue-point="1" draw:end-shape="id9" draw:end-glue-point="3" svg:d="M27000 19500h1000" svg:viewBox="0 0 1001 1">
          <text:p/>
        </draw:connector>
        <draw:connector draw:style-name="gr13" draw:text-style-name="P9" draw:layer="layout" svg:x1="27cm" svg:y1="11.5cm" svg:x2="28cm" svg:y2="11.5cm" draw:start-shape="id5" draw:start-glue-point="1" draw:end-shape="id6" draw:end-glue-point="3" svg:d="M27000 11500h1000" svg:viewBox="0 0 1001 1">
          <text:p/>
        </draw:connector>
        <draw:custom-shape draw:style-name="gr1" draw:text-style-name="P2" draw:layer="layout" svg:width="53cm" svg:height="17cm" svg:x="27cm" svg:y="37cm">
          <text:p text:style-name="P1"><text:span text:style-name="T1">testbe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7cm" svg:x="28cm" svg:y="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7cm" svg:x="70cm" svg:y="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0cm" svg:height="7cm" svg:x="39cm" svg:y="38cm">
          <text:p text:style-name="P1"><text:span text:style-name="T1">g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0cm" svg:height="7cm" svg:x="39cm" svg:y="46cm">
          <text:p text:style-name="P1"><text:span text:style-name="T1">du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7cm" svg:height="1.8cm" svg:x="45cm" svg:y="48.6cm">
          <text:p text:style-name="P1"><text:span text:style-name="T2">ime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7cm" svg:height="5cm" svg:x="53cm" svg:y="39cm">
          <text:p text:style-name="P1"><text:span text:style-name="T2">mips_core</text:span></text:p>
          <text:p text:style-name="P1"><text:span text:style-name="T2"><text:s/></text:span><text:span text:style-name="T3">(behav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7cm" svg:height="5cm" svg:x="53cm" svg:y="47cm">
          <text:p text:style-name="P1"><text:span text:style-name="T2">mips_core</text:span></text:p>
          <text:p text:style-name="P1"><text:span text:style-name="T2"><text:s/></text:span><text:span text:style-name="T3">(impl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7cm" svg:height="5cm" svg:x="29cm" svg:y="43cm">
          <text:p text:style-name="P1"><text:span text:style-name="T2">ts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cm" svg:height="5cm" svg:x="71cm" svg:y="43cm">
          <text:p text:style-name="P1"><text:span text:style-name="T2">cm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4" draw:id="id14" draw:layer="layout" svg:width="7cm" svg:height="2cm" svg:x="45cm" svg:y="40.5cm">
          <text:p text:style-name="P1"><text:span text:style-name="T2">ime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2.1cm" svg:x="61cm" svg:y="47cm">
          <text:p text:style-name="P1"><text:span text:style-name="T2">dmem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2.1cm" svg:x="61cm" svg:y="39cm">
          <text:p text:style-name="P1"><text:span text:style-name="T2">dmem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36cm" svg:y1="45.5cm" svg:x2="41.5cm" svg:y2="43cm" draw:start-shape="id10" draw:start-glue-point="1" svg:d="M36000 45500h3001v-2500h2499" svg:viewBox="0 0 5501 2501">
          <text:p/>
        </draw:connector>
        <draw:connector draw:style-name="gr11" draw:text-style-name="P8" draw:layer="layout" svg:x1="36cm" svg:y1="45.5cm" svg:x2="41.501cm" svg:y2="48cm" draw:start-shape="id10" draw:start-glue-point="1" svg:d="M36000 45500h3001v2500h2500" svg:viewBox="0 0 5502 2501">
          <text:p/>
        </draw:connector>
        <draw:connector draw:style-name="gr12" draw:text-style-name="P8" draw:layer="layout" svg:x1="60cm" svg:y1="49.5cm" svg:x2="45cm" svg:y2="49.5cm" draw:start-shape="id11" draw:start-glue-point="1" draw:end-shape="id12" draw:end-glue-point="3" svg:d="M60000 49500h501v-3001h-16002v3001h501" svg:viewBox="0 0 16003 3002">
          <text:p text:style-name="P1"/>
          <text:p text:style-name="P1">addr</text:p>
          <text:p text:style-name="P1"/>
          <text:p text:style-name="P1"/>
          <text:p text:style-name="P1"/>
          <text:p text:style-name="P1"/>
        </draw:connector>
        <draw:connector draw:style-name="gr12" draw:text-style-name="P8" draw:layer="layout" svg:x1="60cm" svg:y1="41.5cm" svg:x2="45cm" svg:y2="41.5cm" draw:start-shape="id13" draw:start-glue-point="1" draw:end-shape="id14" draw:end-glue-point="3" svg:d="M60000 41500h501v-3001h-16002v3001h501" svg:viewBox="0 0 16003 3002">
          <text:p text:style-name="P1"/>
          <text:p text:style-name="P1">addr</text:p>
          <text:p text:style-name="P1"/>
          <text:p text:style-name="P1"/>
          <text:p text:style-name="P1"/>
          <text:p text:style-name="P1"/>
        </draw:connector>
        <draw:connector draw:style-name="gr11" draw:text-style-name="P8" draw:layer="layout" svg:x1="32.5cm" svg:y1="43cm" svg:x2="41cm" svg:y2="42.499cm" draw:start-shape="id10" draw:start-glue-point="0" svg:d="M32500 43000v-501h8500" svg:viewBox="0 0 8501 502">
          <text:p/>
        </draw:connector>
        <draw:connector draw:style-name="gr11" draw:text-style-name="P8" draw:layer="layout" svg:x1="32.5cm" svg:y1="48cm" svg:x2="41.001cm" svg:y2="50.499cm" draw:start-shape="id10" draw:start-glue-point="2" svg:d="M32500 48000v1500h8501v999" svg:viewBox="0 0 8502 2500">
          <text:p/>
        </draw:connector>
        <draw:custom-shape draw:style-name="gr7" draw:text-style-name="P3" draw:layer="layout" svg:width="7cm" svg:height="2.1cm" svg:x="61cm" svg:y="41.9cm">
          <text:p text:style-name="P1"><text:span text:style-name="T2">perip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cm" svg:height="2.1cm" svg:x="61cm" svg:y="50cm">
          <text:p text:style-name="P1"><text:span text:style-name="T2">periph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52cm" svg:y1="49.5cm" svg:x2="53cm" svg:y2="49.5cm" draw:start-shape="id12" draw:start-glue-point="1" draw:end-shape="id11" draw:end-glue-point="3" svg:d="M52000 49500h1000" svg:viewBox="0 0 1001 1">
          <text:p/>
        </draw:connector>
        <draw:connector draw:style-name="gr13" draw:text-style-name="P9" draw:layer="layout" svg:x1="52cm" svg:y1="41.5cm" svg:x2="53cm" svg:y2="41.5cm" draw:start-shape="id14" draw:start-glue-point="1" draw:end-shape="id13" draw:end-glue-point="3" svg:d="M52000 41500h1000" svg:viewBox="0 0 1001 1">
          <text:p/>
        </draw:connector>
      </draw:page>
      <draw:page draw:name="testbench_detailview_veh" draw:style-name="dp1" draw:master-page-name="Default">
        <draw:custom-shape draw:style-name="gr14" draw:text-style-name="P10" draw:layer="layout" svg:width="44cm" svg:height="9cm" svg:x="33cm" svg:y="24cm">
          <text:p text:style-name="P1">imem (mem32)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4cm" svg:height="22cm" svg:x="33cm" svg:y="34cm">
          <text:p text:style-name="P1">gut (mips32sys)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cm" svg:height="7cm" svg:x="57cm" svg:y="35cm">
          <text:p text:style-name="P1"><text:span text:style-name="T4">dmem</text:span></text:p>
          <text:p text:style-name="P1"><text:span text:style-name="T4"/></text:p>
          <text:p text:style-name="P1">(mem32)</text:p>
          <draw:enhanced-geometry svg:viewBox="0 0 21600 21600" draw:type="rectangle" draw:enhanced-path="M 0 0 L 21600 0 21600 21600 0 21600 0 0 Z N"/>
        </draw:custom-shape>
        <draw:custom-shape draw:style-name="gr17" draw:text-style-name="P11" xml:id="id36" draw:id="id36" draw:layer="layout" svg:width="6cm" svg:height="1cm" svg:x="26.992cm" svg:y="26.988cm">
          <text:p text:style-name="P1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17" draw:text-style-name="P11" xml:id="id55" draw:id="id55" draw:layer="layout" svg:width="6cm" svg:height="1cm" svg:x="51cm" svg:y="38cm">
          <text:p text:style-name="P1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8" draw:text-style-name="P12" xml:id="id27" draw:id="id27" draw:layer="layout" svg:width="6cm" svg:height="1cm" svg:x="62cm" svg:y="38cm">
          <text:p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59" draw:id="id59" draw:layer="layout" svg:width="6cm" svg:height="1cm" svg:x="51cm" svg:y="39cm">
          <text:p text:style-name="P1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60" draw:id="id60" draw:layer="layout" svg:width="6cm" svg:height="1cm" svg:x="51cm" svg:y="40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61" draw:id="id61" draw:layer="layout" svg:width="6cm" svg:height="1cm" svg:x="51cm" svg:y="41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cm" svg:height="4cm" svg:x="57cm" svg:y="46cm">
          <text:p text:style-name="P1"><text:span text:style-name="T4">cpu</text:span></text:p>
          <text:p text:style-name="P1"><text:span text:style-name="T4"/></text:p>
          <text:p text:style-name="P1">(mips32core)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8" draw:id="id18" draw:layer="layout" svg:width="6cm" svg:height="1cm" svg:x="51cm" svg:y="46cm">
          <text:p text:style-name="P1"><text:span text:style-name="T5">ibus_d_i</text:span> (32)</text:p>
          <draw:enhanced-geometry svg:viewBox="0 0 21600 21600" draw:type="rectangle" draw:enhanced-path="M 0 0 L 21600 0 21600 21600 0 21600 0 0 Z N"/>
        </draw:custom-shape>
        <draw:custom-shape draw:style-name="gr17" draw:text-style-name="P11" xml:id="id22" draw:id="id22" draw:layer="layout" svg:width="6cm" svg:height="1cm" svg:x="51cm" svg:y="47cm">
          <text:p text:style-name="P1"><text:span text:style-name="T5">dbus_d_i</text:span> (32)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5" draw:id="id15" draw:layer="layout" svg:width="6cm" svg:height="1cm" svg:x="62cm" svg:y="46cm">
          <text:p><text:span text:style-name="T5"><text:s/></text:span>(IAL) <text:span text:style-name="T5">ibus_a_o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38" draw:id="id38" draw:layer="layout" svg:width="6cm" svg:height="1cm" svg:x="51cm" svg:y="48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40" draw:id="id40" draw:layer="layout" svg:width="6cm" svg:height="1cm" svg:x="51cm" svg:y="49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9" draw:id="id19" draw:layer="layout" svg:width="6cm" svg:height="1cm" svg:x="62cm" svg:y="47cm">
          <text:p><text:span text:style-name="T5"><text:s/></text:span>(DAL) <text:span text:style-name="T5">dbus_a_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23" draw:id="id23" draw:layer="layout" svg:width="6cm" svg:height="1cm" svg:x="62cm" svg:y="48cm">
          <text:p><text:span text:style-name="T5"><text:s/></text:span>(32) <text:span text:style-name="T5">dbus_d_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25" draw:id="id25" draw:layer="layout" svg:width="6cm" svg:height="1cm" svg:x="62cm" svg:y="49cm">
          <text:p><text:span text:style-name="T5"><text:s/></text:span><text:span text:style-name="T5">dbus_we_o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6" draw:id="id16" draw:layer="layout" svg:width="6cm" svg:height="1cm" svg:x="77cm" svg:y="46cm">
          <text:p><text:span text:style-name="T5"><text:s/></text:span>(IAL) <text:span text:style-name="T5">ibus_a_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svg:x1="68cm" svg:y1="46.5cm" svg:x2="77cm" svg:y2="46.5cm" draw:start-shape="id15" draw:start-glue-point="1" draw:end-shape="id16" draw:end-glue-point="3" svg:d="M68000 46500h9000" svg:viewBox="0 0 9001 1">
          <text:p/>
        </draw:connector>
        <draw:custom-shape draw:style-name="gr17" draw:text-style-name="P11" xml:id="id17" draw:id="id17" draw:layer="layout" svg:width="6cm" svg:height="1cm" svg:x="27cm" svg:y="46cm">
          <text:p text:style-name="P1"><text:span text:style-name="T5">ibus_d_i</text:span> 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33cm" svg:y1="46.5cm" svg:x2="51cm" svg:y2="46.5cm" draw:start-shape="id17" draw:start-glue-point="1" draw:end-shape="id18" draw:end-glue-point="3" svg:d="M33000 46500h18000" svg:viewBox="0 0 18001 1">
          <text:p/>
        </draw:connector>
        <draw:custom-shape draw:style-name="gr20" draw:text-style-name="P13" xml:id="id20" draw:id="id20" draw:layer="layout" svg:width="6cm" svg:height="1cm" svg:x="69cm" svg:y="47cm">
          <text:p text:style-name="P13"><text:span text:style-name="T5"><text:s/></text:span>(DAL) <text:span text:style-name="T5">dbus_a_o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47.5cm" svg:x2="69cm" svg:y2="47.5cm" draw:start-shape="id19" draw:start-glue-point="1" draw:end-shape="id20" draw:end-glue-point="3" svg:d="M68000 47500h1000" svg:viewBox="0 0 1001 1">
          <text:p/>
        </draw:connector>
        <draw:custom-shape draw:style-name="gr21" draw:text-style-name="P1" xml:id="id21" draw:id="id21" draw:layer="layout" svg:width="6cm" svg:height="1cm" svg:x="44cm" svg:y="47cm">
          <text:p><text:span text:style-name="T5">dbus_d_i </text:span>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50cm" svg:y1="47.5cm" svg:x2="51cm" svg:y2="47.5cm" draw:start-shape="id21" draw:start-glue-point="1" draw:end-shape="id22" draw:end-glue-point="3" svg:d="M50000 47500h1000" svg:viewBox="0 0 1001 1">
          <text:p/>
        </draw:connector>
        <draw:custom-shape draw:style-name="gr20" draw:text-style-name="P1" xml:id="id24" draw:id="id24" draw:layer="layout" svg:width="6cm" svg:height="1cm" svg:x="69cm" svg:y="48cm">
          <text:p><text:span text:style-name="T5"><text:s/></text:span>(32) <text:span text:style-name="T5">dbus_d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48.5cm" svg:x2="69cm" svg:y2="48.5cm" draw:start-shape="id23" draw:start-glue-point="1" draw:end-shape="id24" draw:end-glue-point="3" svg:d="M68000 48500h1000" svg:viewBox="0 0 1001 1">
          <text:p/>
        </draw:connector>
        <draw:custom-shape draw:style-name="gr20" draw:text-style-name="P1" xml:id="id26" draw:id="id26" draw:layer="layout" svg:width="6cm" svg:height="1cm" svg:x="69cm" svg:y="49cm">
          <text:p><text:span text:style-name="T5">dbus_we 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49.5cm" svg:x2="69cm" svg:y2="49.5cm" draw:start-shape="id25" draw:start-glue-point="1" draw:end-shape="id26" draw:end-glue-point="3" svg:d="M68000 49500h1000" svg:viewBox="0 0 1001 1">
          <text:p/>
        </draw:connector>
        <draw:custom-shape draw:style-name="gr21" draw:text-style-name="P1" xml:id="id30" draw:id="id30" draw:layer="layout" svg:width="6cm" svg:height="1cm" svg:x="24cm" svg:y="41cm">
          <text:p><text:span text:style-name="T5"><text:s/></text:span><text:span text:style-name="T5">inst</text:span> (32)</text:p>
          <draw:enhanced-geometry svg:viewBox="0 0 21600 21600" draw:type="rectangle" draw:enhanced-path="M 0 0 L 21600 0 21600 21600 0 21600 0 0 Z N"/>
        </draw:custom-shape>
        <draw:custom-shape draw:style-name="gr21" draw:text-style-name="P1" xml:id="id29" draw:id="id29" draw:layer="layout" svg:width="6cm" svg:height="1cm" svg:x="19cm" svg:y="46cm">
          <text:p><text:span text:style-name="T5">imem_d_o</text:span> 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38.5cm" svg:x2="69cm" svg:y2="38.5cm" draw:start-shape="id27" draw:start-glue-point="1" draw:end-shape="id28" draw:end-glue-point="3" svg:d="M68000 38500h1000" svg:viewBox="0 0 1001 1">
          <text:p/>
        </draw:connector>
        <draw:connector draw:style-name="gr13" draw:text-style-name="P9" draw:layer="layout" svg:x1="25cm" svg:y1="46.5cm" svg:x2="27cm" svg:y2="46.5cm" draw:start-shape="id29" draw:start-glue-point="1" draw:end-shape="id17" draw:end-glue-point="3" svg:d="M25000 46500h2000" svg:viewBox="0 0 2001 1">
          <text:p/>
        </draw:connector>
        <draw:connector draw:style-name="gr13" draw:text-style-name="P9" draw:layer="layout" svg:x1="25cm" svg:y1="46.5cm" svg:x2="24cm" svg:y2="41.5cm" draw:start-shape="id29" draw:start-glue-point="1" draw:end-shape="id30" draw:end-glue-point="3" svg:d="M25000 46500h501v-2500h-2002v-2500h501" svg:viewBox="0 0 2003 5001">
          <text:p/>
        </draw:connector>
        <draw:custom-shape draw:style-name="gr21" draw:text-style-name="P1" xml:id="id32" draw:id="id32" draw:layer="layout" svg:width="6cm" svg:height="1cm" svg:x="18.9cm" svg:y="27cm">
          <text:p><text:span text:style-name="T5"><text:s/></text:span><text:span text:style-name="T5">imem_a_i</text:span> (IAL)</text:p>
          <draw:enhanced-geometry svg:viewBox="0 0 21600 21600" draw:type="rectangle" draw:enhanced-path="M 0 0 L 21600 0 21600 21600 0 21600 0 0 Z N"/>
        </draw:custom-shape>
        <draw:custom-shape draw:style-name="gr9" draw:text-style-name="P6" xml:id="id31" draw:id="id31" draw:layer="layout" svg:width="3cm" svg:height="1cm" draw:transform="rotate (1.5707963267949) translate (16.9cm 29cm)">
          <draw:glue-point draw:id="8" svg:x="-5cm" svg:y="-3.333cm"/>
          <draw:glue-point draw:id="9" svg:x="-5cm" svg:y="3.333cm"/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8" draw:layer="layout" svg:x1="17.9cm" svg:y1="27.5cm" svg:x2="18.9cm" svg:y2="27.5cm" draw:start-shape="id31" draw:start-glue-point="5" draw:end-shape="id32" draw:end-glue-point="3" svg:d="M17900 27500h1000" svg:viewBox="0 0 1001 1">
          <text:p/>
        </draw:connector>
        <draw:custom-shape draw:style-name="gr21" draw:text-style-name="P1" xml:id="id33" draw:id="id33" draw:layer="layout" svg:width="6cm" svg:height="1cm" svg:x="14.4cm" svg:y="30cm">
          <text:p><text:span text:style-name="T5"><text:s/></text:span><text:span text:style-name="T5">ia_sel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7.4cm" svg:y1="30cm" svg:x2="17.4cm" svg:y2="28.625cm" draw:start-shape="id33" draw:start-glue-point="0" draw:end-shape="id31" draw:end-glue-point="6" svg:d="M17400 30000v-1375" svg:viewBox="0 0 1 1376">
          <text:p/>
        </draw:connector>
        <draw:custom-shape draw:style-name="gr21" draw:text-style-name="P1" xml:id="id34" draw:id="id34" draw:layer="layout" svg:width="6cm" svg:height="1cm" svg:x="9.9cm" svg:y="26cm">
          <text:p><text:span text:style-name="T5">ibus_a_o</text:span> (I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15.9cm" svg:y1="26.5cm" svg:x2="16.9cm" svg:y2="26.501cm" draw:start-shape="id34" draw:start-glue-point="1" draw:end-shape="id31" draw:end-glue-point="8" svg:d="M15900 26500h500v1h500" svg:viewBox="0 0 1001 2">
          <text:p/>
        </draw:connector>
        <draw:connector draw:style-name="gr11" draw:text-style-name="P8" draw:layer="layout" svg:x1="15.9cm" svg:y1="28.5cm" svg:x2="16.9cm" svg:y2="28.499cm" draw:start-shape="id35" draw:start-glue-point="1" draw:end-shape="id31" draw:end-glue-point="9" svg:d="M15900 28500h500v-1h500" svg:viewBox="0 0 1001 2">
          <text:p/>
        </draw:connector>
        <draw:custom-shape draw:style-name="gr21" draw:text-style-name="P1" xml:id="id35" draw:id="id35" draw:layer="layout" svg:width="6cm" svg:height="1cm" svg:x="9.9cm" svg:y="28cm">
          <text:p><text:span text:style-name="T5"><text:s/></text:span><text:span text:style-name="T5">iaddr</text:span> (IAL)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cm" svg:height="3cm" svg:x="16.9cm" svg:y="26cm">
          <draw:text-box>
            <text:p text:style-name="P1">0</text:p>
            <text:p text:style-name="P1"/>
            <text:p text:style-name="P1">1</text:p>
          </draw:text-box>
        </draw:frame>
        <draw:connector draw:style-name="gr11" draw:text-style-name="P8" draw:layer="layout" draw:line-skew="-0.346cm" svg:x1="24.9cm" svg:y1="27.5cm" svg:x2="26.992cm" svg:y2="27.488cm" draw:start-shape="id32" draw:start-glue-point="1" draw:end-shape="id36" draw:end-glue-point="3" svg:d="M24900 27500h700v-12h1392" svg:viewBox="0 0 2093 13">
          <text:p/>
        </draw:connector>
        <draw:connector draw:style-name="gr11" draw:text-style-name="P8" draw:layer="layout" draw:line-skew="3.899cm -12.8cm -0.499cm" svg:x1="83cm" svg:y1="46.5cm" svg:x2="9.9cm" svg:y2="26.5cm" draw:start-shape="id16" draw:start-glue-point="1" draw:end-shape="id34" draw:end-glue-point="3" svg:d="M83000 46500h4400v-22800h-78500v2800h1000" svg:viewBox="0 0 78501 22801">
          <text:p/>
        </draw:connector>
        <draw:custom-shape draw:style-name="gr17" draw:text-style-name="P11" xml:id="id37" draw:id="id37" draw:layer="layout" svg:width="6cm" svg:height="1cm" svg:x="27cm" svg:y="48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33cm" svg:y1="48.5cm" svg:x2="51cm" svg:y2="48.5cm" draw:start-shape="id37" draw:start-glue-point="1" draw:end-shape="id38" draw:end-glue-point="3" svg:d="M33000 48500h18000" svg:viewBox="0 0 18001 1">
          <text:p/>
        </draw:connector>
        <draw:custom-shape draw:style-name="gr17" draw:text-style-name="P11" xml:id="id39" draw:id="id39" draw:layer="layout" svg:width="6cm" svg:height="1cm" svg:x="27cm" svg:y="49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33cm" svg:y1="49.5cm" svg:x2="51cm" svg:y2="49.5cm" draw:start-shape="id39" draw:start-glue-point="1" draw:end-shape="id40" draw:end-glue-point="3" svg:d="M33000 49500h18000" svg:viewBox="0 0 18001 1">
          <text:p/>
        </draw:connector>
        <draw:custom-shape draw:style-name="gr9" draw:text-style-name="P6" xml:id="id44" draw:id="id44" draw:layer="layout" svg:width="3cm" svg:height="1cm" draw:transform="rotate (1.5707963267949) translate (42cm 53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8" draw:layer="layout" svg:x1="41cm" svg:y1="51.5cm" svg:x2="42cm" svg:y2="51.5cm" draw:start-shape="id41" draw:start-glue-point="1" draw:end-shape="id42" draw:end-glue-point="3" svg:d="M41000 51500h1000" svg:viewBox="0 0 1001 1">
          <text:p/>
        </draw:connector>
        <draw:connector draw:style-name="gr11" draw:text-style-name="P8" draw:layer="layout" svg:x1="41cm" svg:y1="52.5cm" svg:x2="42cm" svg:y2="52.499cm" draw:start-shape="id43" draw:start-glue-point="1" draw:end-shape="id44" draw:end-glue-point="9" svg:d="M41000 52500h500v-1h500" svg:viewBox="0 0 1001 2">
          <text:p/>
        </draw:connector>
        <draw:frame draw:style-name="gr10" draw:text-style-name="P7" xml:id="id42" draw:id="id42" draw:layer="layout" svg:width="1cm" svg:height="3cm" svg:x="42cm" svg:y="50cm">
          <draw:text-box>
            <text:p text:style-name="P1">0</text:p>
            <text:p text:style-name="P1">1</text:p>
            <text:p text:style-name="P1">X</text:p>
          </draw:text-box>
        </draw:frame>
        <draw:connector draw:style-name="gr11" draw:text-style-name="P8" draw:layer="layout" svg:x1="43cm" svg:y1="51.5cm" svg:x2="44cm" svg:y2="47.5cm" draw:start-shape="id42" draw:start-glue-point="1" draw:end-shape="id21" draw:end-glue-point="3" svg:d="M43000 51500h500v-2499h-1v-1501h501" svg:viewBox="0 0 1001 4001">
          <text:p/>
        </draw:connector>
        <draw:connector draw:style-name="gr11" draw:text-style-name="P8" draw:layer="layout" svg:x1="41cm" svg:y1="50.5cm" svg:x2="42cm" svg:y2="50.501cm" draw:start-shape="id45" draw:start-glue-point="1" draw:end-shape="id44" draw:end-glue-point="8" svg:d="M41000 50500h500v1h500" svg:viewBox="0 0 1001 2">
          <text:p/>
        </draw:connector>
        <draw:custom-shape draw:style-name="gr21" draw:text-style-name="P1" xml:id="id46" draw:id="id46" draw:layer="layout" svg:width="6cm" svg:height="1cm" svg:x="39.5cm" svg:y="54cm">
          <text:p><text:span text:style-name="T6">dbus_a </text:span><text:span text:style-name="T7">[DAL-1])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2.5cm" svg:y1="54cm" svg:x2="42.5cm" svg:y2="52.625cm" draw:start-shape="id46" draw:start-glue-point="0" draw:end-shape="id44" draw:end-glue-point="6" svg:d="M42500 54000v-1375" svg:viewBox="0 0 1 1376">
          <text:p/>
        </draw:connector>
        <draw:custom-shape draw:style-name="gr21" draw:text-style-name="P1" xml:id="id45" draw:id="id45" draw:layer="layout" svg:width="6cm" svg:height="1cm" svg:x="35cm" svg:y="50cm">
          <text:p><text:span text:style-name="T5">dperiph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43" draw:id="id43" draw:layer="layout" svg:width="6cm" svg:height="1cm" svg:x="35cm" svg:y="52cm">
          <text:p>(others =&gt; '0'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4" draw:layer="layout" svg:x1="75cm" svg:y1="47.5cm" svg:x2="45.5cm" svg:y2="54.5cm" draw:start-shape="id20" draw:start-glue-point="1" draw:end-shape="id46" svg:d="M75000 47500h501v7000h-30001" svg:viewBox="0 0 30002 7001">
          <text:p/>
        </draw:connector>
        <draw:custom-shape draw:style-name="gr16" draw:text-style-name="P1" draw:layer="layout" svg:width="5cm" svg:height="7cm" svg:x="57cm" svg:y="25cm">
          <text:p text:style-name="P1"><text:span text:style-name="T4">imem</text:span></text:p>
          <text:p text:style-name="P1"><text:span text:style-name="T4"/></text:p>
          <text:p text:style-name="P1">(mem32)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27cm" svg:y="28cm">
          <text:p text:style-name="P1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27cm" svg:y="29cm">
          <text:p text:style-name="P1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27cm" svg:y="30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27cm" svg:y="31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66" draw:id="id66" draw:layer="layout" svg:width="6cm" svg:height="1cm" svg:x="77cm" svg:y="28cm">
          <text:p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48" draw:id="id48" draw:layer="layout" svg:width="6cm" svg:height="1cm" svg:x="51cm" svg:y="37cm">
          <text:p text:style-name="P1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21" draw:text-style-name="P1" xml:id="id47" draw:id="id47" draw:layer="layout" svg:width="6cm" svg:height="1cm" svg:x="44cm" svg:y="37cm">
          <text:p><text:span text:style-name="T5">dram_a_i</text:span> (D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50cm" svg:y1="37.5cm" svg:x2="51cm" svg:y2="37.5cm" draw:start-shape="id47" draw:start-glue-point="1" draw:end-shape="id48" svg:d="M50000 37500h1000" svg:viewBox="0 0 1001 1">
          <text:p/>
        </draw:connector>
        <draw:custom-shape draw:style-name="gr23" draw:text-style-name="P15" xml:id="id50" draw:id="id50" draw:layer="layout" svg:width="6cm" svg:height="1cm" svg:x="51cm" svg:y="36cm">
          <text:p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49" draw:id="id49" draw:layer="layout" svg:width="6cm" svg:height="1cm" svg:x="27cm" svg:y="36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33cm" svg:y1="36.5cm" svg:x2="51cm" svg:y2="36.5cm" draw:start-shape="id49" draw:start-glue-point="1" draw:end-shape="id50" draw:end-glue-point="3" svg:d="M33000 36500h18000" svg:viewBox="0 0 18001 1">
          <text:p/>
        </draw:connector>
        <draw:custom-shape draw:style-name="gr23" draw:text-style-name="P15" xml:id="id52" draw:id="id52" draw:layer="layout" svg:width="6cm" svg:height="1cm" svg:x="51cm" svg:y="35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51" draw:id="id51" draw:layer="layout" svg:width="6cm" svg:height="1cm" svg:x="27cm" svg:y="35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33cm" svg:y1="35.5cm" svg:x2="51cm" svg:y2="35.5cm" draw:start-shape="id51" draw:start-glue-point="1" draw:end-shape="id52" draw:end-glue-point="3" svg:d="M33000 35500h18000" svg:viewBox="0 0 18001 1">
          <text:p/>
        </draw:connector>
        <draw:custom-shape draw:style-name="gr25" draw:text-style-name="P16" xml:id="id53" draw:id="id53" draw:layer="layout" svg:width="8cm" svg:height="1cm" svg:x="34cm" svg:y="37cm">
          <text:p><text:span text:style-name="T8">dbus_a </text:span><text:span text:style-name="T1">[DAL-1 .. 0])</text:span></text:p>
          <draw:enhanced-geometry svg:viewBox="0 0 21600 21600" draw:type="rectangle" draw:enhanced-path="M 0 0 L 21600 0 21600 21600 0 21600 0 0 Z N"/>
        </draw:custom-shape>
        <draw:connector draw:style-name="gr22" draw:text-style-name="P14" draw:layer="layout" draw:line-skew="0cm -1.899cm" svg:x1="75cm" svg:y1="47.5cm" svg:x2="38cm" svg:y2="37cm" draw:start-shape="id20" draw:start-glue-point="1" draw:end-shape="id53" draw:end-glue-point="0" svg:d="M75000 47500h501v-12900h-37501v2400" svg:viewBox="0 0 37502 12901">
          <text:p/>
        </draw:connector>
        <draw:connector draw:style-name="gr11" draw:text-style-name="P8" draw:layer="layout" svg:x1="42cm" svg:y1="37.5cm" svg:x2="44cm" svg:y2="37.5cm" draw:start-shape="id53" draw:start-glue-point="1" draw:end-shape="id47" draw:end-glue-point="3" svg:d="M42000 37500h2000" svg:viewBox="0 0 2001 1">
          <text:p/>
        </draw:connector>
        <draw:custom-shape draw:style-name="gr21" draw:text-style-name="P1" xml:id="id41" draw:id="id41" draw:layer="dram_d_o" svg:width="6cm" svg:height="1cm" svg:x="35cm" svg:y="51cm">
          <text:p><text:span text:style-name="T5">dram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28" draw:id="id28" draw:layer="dram_d_o" svg:width="6cm" svg:height="1cm" svg:x="69cm" svg:y="38cm">
          <text:p><text:span text:style-name="T5">dram_d_o </text:span>(32)</text:p>
          <draw:enhanced-geometry svg:viewBox="0 0 21600 21600" draw:type="rectangle" draw:enhanced-path="M 0 0 L 21600 0 21600 21600 0 21600 0 0 Z N"/>
        </draw:custom-shape>
        <draw:connector draw:style-name="gr22" draw:text-style-name="P14" draw:layer="dram_d_o" draw:line-skew="0cm -1cm" svg:x1="75cm" svg:y1="38.5cm" svg:x2="35cm" svg:y2="51.5cm" draw:start-shape="id28" draw:start-glue-point="1" draw:end-shape="id41" draw:end-glue-point="3" svg:d="M75000 38500h501v5500h-41002v7500h501" svg:viewBox="0 0 41003 13001">
          <text:p/>
        </draw:connector>
        <draw:custom-shape draw:style-name="gr21" draw:text-style-name="P1" xml:id="id54" draw:id="id54" draw:layer="layout" svg:width="6cm" svg:height="1cm" svg:x="44cm" svg:y="38cm">
          <text:p><text:span text:style-name="T5">dbus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50cm" svg:y1="38.5cm" svg:x2="51cm" svg:y2="38.5cm" draw:start-shape="id54" draw:start-glue-point="1" draw:end-shape="id55" draw:end-glue-point="3" svg:d="M50000 38500h1000" svg:viewBox="0 0 1001 1">
          <text:p/>
        </draw:connector>
        <draw:connector draw:style-name="gr22" draw:text-style-name="P14" draw:layer="layout" svg:x1="75cm" svg:y1="48.5cm" svg:x2="44cm" svg:y2="38.5cm" draw:start-shape="id24" draw:start-glue-point="1" draw:end-shape="id54" draw:end-glue-point="3" svg:d="M75000 48500h501v-5000h-32002v-5000h501" svg:viewBox="0 0 32003 10001">
          <text:p/>
        </draw:connector>
        <draw:custom-shape draw:style-name="gr21" draw:text-style-name="P1" xml:id="id57" draw:id="id57" draw:layer="layout" svg:width="6cm" svg:height="1cm" svg:x="44cm" svg:y="39cm">
          <text:p text:style-name="P1"><text:span text:style-name="T5">dram_we_i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xml:id="id58" draw:id="id58" draw:layer="layout" svg:width="7cm" svg:height="1cm" svg:x="34cm" svg:y="38.5cm">
          <text:p><text:span text:style-name="T5">dbus_we </text:span></text:p>
          <draw:enhanced-geometry svg:viewBox="0 0 21600 21600" draw:type="rectangle" draw:enhanced-path="M 0 0 L 21600 0 21600 21600 0 21600 0 0 Z N"/>
        </draw:custom-shape>
        <draw:g xml:id="id56" draw:id="id56">
          <draw:g>
            <draw:path draw:style-name="gr27" draw:text-style-name="P6" draw:layer="layout" svg:width="1.999cm" svg:height="1.999cm" draw:transform="rotate (-3.14159265358979) translate (42cm 40.5cm)" svg:viewBox="0 0 2000 2000" svg:d="M976 2000l-63-4-50-6-48-8-49-10-47-13-48-15-46-17-46-20-44-22-44-24-42-26-40-29-40-30-37-33-36-33-35-37-32-37-31-39-29-40-26-42-25-43-22-45-20-45-18-46-16-47-13-48-10-49-8-48-7-50-3-49-1-50 1-49 5-50 6-49 8-49 12-48 14-48 15-47 19-46 20-45 23-44 24-43 28-42 29-40 31-39 32-37 35-35 37-34 38-32 39-30 42-28 42-25 43-24 45-22 46-19 46-17 47-15 49-12 48-10 50-8 48-5 54-3zM0 0zM2000 2000z">
              <text:p/>
            </draw:path>
            <draw:path draw:style-name="gr28" draw:text-style-name="P8" draw:layer="layout" svg:width="1.999cm" svg:height="1.999cm" draw:transform="rotate (-3.14159265358979) translate (42cm 40.5cm)" svg:viewBox="0 0 2000 2000" svg:d="M976 2000l-63-4-50-6-48-8-49-10-47-13-48-15-46-17-46-20-44-22-44-24-42-26-41-29-39-30-37-33-36-33-35-37-33-37-30-39-29-40-26-42-25-43-22-45-20-45-18-46-16-47-13-48-10-49-8-48-7-50-3-49-1-50 1-49 4-50 7-49 8-49 12-48 13-48 16-47 19-46 20-45 23-44 24-43 28-42 28-40 32-39 32-37 35-35 37-34 38-32 39-30 42-28 42-25 43-24 45-22 46-19 46-17 47-15 49-12 48-10 50-8 48-5 50-2zM0 0zM2000 2000z">
              <text:p/>
            </draw:path>
          </draw:g>
          <draw:frame draw:style-name="gr29" draw:text-style-name="P17" draw:layer="layout" svg:width="1cm" svg:height="2cm" svg:x="41cm" svg:y="38.5cm">
            <draw:text-box>
              <text:p>&amp;</text:p>
            </draw:text-box>
          </draw:frame>
        </draw:g>
        <draw:custom-shape draw:style-name="gr26" draw:text-style-name="P16" draw:layer="layout" svg:width="7cm" svg:height="1cm" svg:x="34cm" svg:y="39.5cm">
          <text:p text:style-name="P1"><text:span text:style-name="T8">dbus_a </text:span><text:span text:style-name="T1">[DAL-1]</text:span><text:span text:style-name="T8"> 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2cm" svg:y1="39.5cm" svg:x2="44cm" svg:y2="39.5cm" draw:start-shape="id56" draw:start-glue-point="1" draw:end-shape="id57" draw:end-glue-point="3" svg:d="M42000 39500h2000" svg:viewBox="0 0 2001 1">
          <text:p/>
        </draw:connector>
        <draw:connector draw:style-name="gr22" draw:text-style-name="P14" draw:layer="layout" svg:x1="75cm" svg:y1="49.5cm" svg:x2="34cm" svg:y2="39cm" draw:start-shape="id26" draw:start-glue-point="1" draw:end-shape="id58" draw:end-glue-point="3" svg:d="M75000 49500h501v-5250h-42002v-5250h501" svg:viewBox="0 0 42003 10501">
          <text:p/>
        </draw:connector>
        <draw:connector draw:style-name="gr11" draw:text-style-name="P8" draw:layer="layout" svg:x1="50cm" svg:y1="39.5cm" svg:x2="51cm" svg:y2="39.5cm" draw:start-shape="id57" draw:start-glue-point="1" draw:end-shape="id59" draw:end-glue-point="3" svg:d="M50000 39500h1000" svg:viewBox="0 0 1001 1">
          <text:p/>
        </draw:connector>
        <draw:connector draw:style-name="gr11" draw:text-style-name="P8" draw:layer="layout" svg:x1="33cm" svg:y1="48.5cm" svg:x2="51cm" svg:y2="40.5cm" draw:start-shape="id37" draw:start-glue-point="1" draw:end-shape="id60" draw:end-glue-point="3" svg:d="M33000 48500h9000v-8000h9000" svg:viewBox="0 0 18001 8001">
          <text:p/>
        </draw:connector>
        <draw:connector draw:style-name="gr11" draw:text-style-name="P8" draw:layer="layout" svg:x1="33cm" svg:y1="49.5cm" svg:x2="51cm" svg:y2="41.5cm" draw:start-shape="id39" draw:start-glue-point="1" draw:end-shape="id61" draw:end-glue-point="3" svg:d="M33000 49500h9000v-8000h9000" svg:viewBox="0 0 18001 8001">
          <text:p/>
        </draw:connector>
        <draw:custom-shape draw:style-name="gr30" draw:text-style-name="P15" xml:id="id63" draw:id="id63" draw:layer="layout" svg:width="5cm" svg:height="1cm" svg:x="57cm" svg:y="45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62" draw:id="id62" draw:layer="layout" svg:width="6cm" svg:height="1cm" svg:x="44cm" svg:y="45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50cm" svg:y1="45.5cm" svg:x2="57cm" svg:y2="45.5cm" draw:start-shape="id62" draw:start-glue-point="1" draw:end-shape="id63" draw:end-glue-point="3" svg:d="M50000 45500h7000" svg:viewBox="0 0 7001 1">
          <text:p/>
        </draw:connector>
        <draw:custom-shape draw:style-name="gr30" draw:text-style-name="P15" xml:id="id65" draw:id="id65" draw:layer="layout" svg:width="5cm" svg:height="1cm" svg:x="57cm" svg:y="44cm">
          <text:p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64" draw:id="id64" draw:layer="layout" svg:width="6cm" svg:height="1cm" svg:x="44cm" svg:y="44cm">
          <text:p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50cm" svg:y1="44.5cm" svg:x2="57cm" svg:y2="44.5cm" draw:start-shape="id64" draw:start-glue-point="1" draw:end-shape="id65" draw:end-glue-point="3" svg:d="M50000 44500h7000" svg:viewBox="0 0 7001 1">
          <text:p/>
        </draw:connector>
        <draw:connector draw:style-name="gr11" draw:text-style-name="P8" draw:layer="layout" draw:line-skew="0.499cm -4cm" svg:x1="83cm" svg:y1="28.5cm" svg:x2="19cm" svg:y2="46.5cm" draw:start-shape="id66" draw:start-glue-point="1" draw:end-shape="id29" draw:end-glue-point="3" svg:d="M83000 28500h1000v5000h-65501v13000h501" svg:viewBox="0 0 65502 18001">
          <text:p/>
        </draw:connector>
        <draw:custom-shape draw:style-name="gr31" draw:text-style-name="P10" draw:layer="layout" svg:width="44cm" svg:height="7cm" svg:x="33cm" svg:y="14cm">
          <text:p text:style-name="P1">tst (testset)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50.992cm" svg:y="26.988cm">
          <text:p text:style-name="P1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51cm" svg:y="28cm">
          <text:p text:style-name="P1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51cm" svg:y="29cm">
          <text:p text:style-name="P1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51cm" svg:y="30cm">
          <text:p text:style-name="P1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cm" svg:height="1cm" svg:x="51cm" svg:y="31cm">
          <text:p text:style-name="P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6cm" svg:height="1cm" svg:x="62cm" svg:y="28cm">
          <text:p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6cm" svg:height="1cm" svg:x="51cm" svg:y="26cm">
          <text:p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6cm" svg:height="1cm" svg:x="51cm" svg:y="25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6cm" svg:height="1cm" svg:x="27cm" svg:y="25.9cm">
          <text:p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6cm" svg:height="1cm" svg:x="27cm" svg:y="24.9cm">
          <text:p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6cm" svg:height="1cm" svg:x="21cm" svg:y="48cm">
          <text:p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cm" svg:height="1cm" svg:x="10cm" svg:y="41cm">
          <text:p><text:span text:style-name="T5">rese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cm" svg:height="1cm" svg:x="21cm" svg:y="49cm">
          <text:p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cm" svg:height="1cm" svg:x="21cm" svg:y="31cm">
          <text:p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cm" svg:height="1cm" svg:x="21cm" svg:y="30cm">
          <text:p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</draw:page>
      <draw:page draw:name="testbench_detailview_ftr" draw:style-name="dp1" draw:master-page-name="Default">
        <draw:custom-shape draw:style-name="gr32" draw:text-style-name="P19" draw:layer="layout" svg:width="44cm" svg:height="33cm" svg:x="33cm" svg:y="23cm">
          <text:p text:style-name="P18">gut (mips32sys)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5cm" svg:height="8cm" svg:x="57cm" svg:y="35cm">
          <text:p text:style-name="P18"><text:span text:style-name="T4">dmem</text:span></text:p>
          <text:p text:style-name="P18"><text:span text:style-name="T9">slave</text:span></text:p>
          <text:p text:style-name="P18">(mem32)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01" draw:id="id101" draw:layer="layout" svg:width="6cm" svg:height="1cm" svg:x="51cm" svg:y="38cm">
          <text:p text:style-name="P18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8" draw:text-style-name="P22" xml:id="id75" draw:id="id75" draw:layer="layout" svg:width="6cm" svg:height="1cm" svg:x="62cm" svg:y="38cm">
          <text:p text:style-name="P21"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05" draw:id="id105" draw:layer="layout" svg:width="6cm" svg:height="1cm" svg:x="51cm" svg:y="39cm">
          <text:p text:style-name="P18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cm" svg:height="1cm" svg:x="51cm" svg:y="4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cm" svg:height="1cm" svg:x="51cm" svg:y="4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cm" svg:height="6cm" svg:x="57cm" svg:y="46cm">
          <text:p text:style-name="P18"><text:span text:style-name="T4">cpu</text:span></text:p>
          <text:p text:style-name="P18"><text:span text:style-name="T9">master</text:span></text:p>
          <text:p text:style-name="P18">(mips32core)</text:p>
          <draw:enhanced-geometry svg:viewBox="0 0 21600 21600" draw:type="rectangle" draw:enhanced-path="M 0 0 L 21600 0 21600 21600 0 21600 0 0 Z N"/>
        </draw:custom-shape>
        <draw:custom-shape draw:style-name="gr17" draw:text-style-name="P20" xml:id="id78" draw:id="id78" draw:layer="layout" svg:width="6cm" svg:height="1cm" svg:x="51cm" svg:y="46cm">
          <text:p text:style-name="P18"><text:span text:style-name="T5">ibus_d_i</text:span> (32)</text:p>
          <draw:enhanced-geometry svg:viewBox="0 0 21600 21600" draw:type="rectangle" draw:enhanced-path="M 0 0 L 21600 0 21600 21600 0 21600 0 0 Z N"/>
        </draw:custom-shape>
        <draw:custom-shape draw:style-name="gr17" draw:text-style-name="P20" xml:id="id70" draw:id="id70" draw:layer="layout" svg:width="6cm" svg:height="1cm" svg:x="51cm" svg:y="47cm">
          <text:p text:style-name="P18"><text:span text:style-name="T5">dbus_d_i</text:span> (32)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12" draw:id="id112" draw:layer="layout" svg:width="6cm" svg:height="1cm" svg:x="62cm" svg:y="46cm">
          <text:p text:style-name="P21"><text:span text:style-name="T5"><text:s/></text:span>(IAL) <text:span text:style-name="T5">ibus_a_o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16" draw:id="id116" draw:layer="layout" svg:width="6cm" svg:height="1cm" svg:x="51cm" svg:y="50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18" draw:id="id118" draw:layer="layout" svg:width="6cm" svg:height="1cm" svg:x="51cm" svg:y="51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67" draw:id="id67" draw:layer="layout" svg:width="6cm" svg:height="1cm" svg:x="62cm" svg:y="47cm">
          <text:p text:style-name="P21"><text:span text:style-name="T5"><text:s/></text:span>(DAL) <text:span text:style-name="T5">dbus_a_o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71" draw:id="id71" draw:layer="layout" svg:width="6cm" svg:height="1cm" svg:x="62cm" svg:y="48cm">
          <text:p text:style-name="P21"><text:span text:style-name="T5"><text:s/></text:span>(32) <text:span text:style-name="T5">dbus_d_o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73" draw:id="id73" draw:layer="layout" svg:width="6cm" svg:height="1cm" svg:x="62cm" svg:y="49cm">
          <text:p text:style-name="P21"><text:span text:style-name="T5"><text:s/></text:span><text:span text:style-name="T5">dbus_we_o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cm" svg:height="1cm" svg:x="77cm" svg:y="46cm">
          <text:p text:style-name="P21"><text:span text:style-name="T5"><text:s/></text:span>(IAL) <text:span text:style-name="T5">ibus_a_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xml:id="id79" draw:id="id79" draw:layer="layout" svg:width="6cm" svg:height="1cm" svg:x="27cm" svg:y="46cm">
          <text:p text:style-name="P18"><text:span text:style-name="T5">ibus_d_i</text:span> (32)</text:p>
          <draw:enhanced-geometry svg:viewBox="0 0 21600 21600" draw:type="rectangle" draw:enhanced-path="M 0 0 L 21600 0 21600 21600 0 21600 0 0 Z N"/>
        </draw:custom-shape>
        <draw:custom-shape draw:style-name="gr20" draw:text-style-name="P18" xml:id="id68" draw:id="id68" draw:layer="layout" svg:width="6cm" svg:height="1cm" svg:x="69cm" svg:y="47cm">
          <text:p text:style-name="P21"><text:span text:style-name="T5"><text:s/></text:span>(DAL) <text:span text:style-name="T5">dbus_a_o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47.5cm" svg:x2="69cm" svg:y2="47.5cm" draw:start-shape="id67" draw:start-glue-point="1" draw:end-shape="id68" draw:end-glue-point="3" svg:d="M68000 47500h1000" svg:viewBox="0 0 1001 1">
          <text:p/>
        </draw:connector>
        <draw:custom-shape draw:style-name="gr21" draw:text-style-name="P18" xml:id="id69" draw:id="id69" draw:layer="layout" svg:width="6cm" svg:height="1cm" svg:x="44cm" svg:y="47cm">
          <text:p text:style-name="P21"><text:span text:style-name="T5">dbus_d_i </text:span>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50cm" svg:y1="47.5cm" svg:x2="51cm" svg:y2="47.5cm" draw:start-shape="id69" draw:start-glue-point="1" draw:end-shape="id70" draw:end-glue-point="3" svg:d="M50000 47500h1000" svg:viewBox="0 0 1001 1">
          <text:p/>
        </draw:connector>
        <draw:custom-shape draw:style-name="gr20" draw:text-style-name="P18" xml:id="id72" draw:id="id72" draw:layer="layout" svg:width="6cm" svg:height="1cm" svg:x="69cm" svg:y="48cm">
          <text:p text:style-name="P21"><text:span text:style-name="T5"><text:s/></text:span>(32) <text:span text:style-name="T5">dbus_d_o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48.5cm" svg:x2="69cm" svg:y2="48.5cm" draw:start-shape="id71" draw:start-glue-point="1" draw:end-shape="id72" draw:end-glue-point="3" svg:d="M68000 48500h1000" svg:viewBox="0 0 1001 1">
          <text:p/>
        </draw:connector>
        <draw:custom-shape draw:style-name="gr20" draw:text-style-name="P18" xml:id="id74" draw:id="id74" draw:layer="layout" svg:width="6cm" svg:height="1cm" svg:x="69cm" svg:y="49cm">
          <text:p text:style-name="P21"><text:span text:style-name="T5">dbus_we 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49.5cm" svg:x2="69cm" svg:y2="49.5cm" draw:start-shape="id73" draw:start-glue-point="1" draw:end-shape="id74" draw:end-glue-point="3" svg:d="M68000 49500h1000" svg:viewBox="0 0 1001 1">
          <text:p/>
        </draw:connector>
        <draw:custom-shape draw:style-name="gr21" draw:text-style-name="P18" xml:id="id80" draw:id="id80" draw:layer="layout" svg:width="6cm" svg:height="1cm" svg:x="24cm" svg:y="41cm">
          <text:p text:style-name="P21"><text:span text:style-name="T5"><text:s/></text:span><text:span text:style-name="T5">inst</text:span> (32)</text:p>
          <draw:enhanced-geometry svg:viewBox="0 0 21600 21600" draw:type="rectangle" draw:enhanced-path="M 0 0 L 21600 0 21600 21600 0 21600 0 0 Z N"/>
        </draw:custom-shape>
        <draw:custom-shape draw:style-name="gr35" draw:text-style-name="P23" xml:id="id77" draw:id="id77" draw:layer="layout" svg:width="6cm" svg:height="1cm" svg:x="44cm" svg:y="46cm">
          <text:p text:style-name="P21"><text:span text:style-name="T5">iram_i_o</text:span> 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38.5cm" svg:x2="69cm" svg:y2="38.5cm" draw:start-shape="id75" draw:start-glue-point="1" draw:end-shape="id76" draw:end-glue-point="3" svg:d="M68000 38500h1000" svg:viewBox="0 0 1001 1">
          <text:p/>
        </draw:connector>
        <draw:connector draw:style-name="gr13" draw:text-style-name="P9" draw:layer="layout" svg:x1="50cm" svg:y1="46.5cm" svg:x2="51cm" svg:y2="46.5cm" draw:start-shape="id77" draw:start-glue-point="1" draw:end-shape="id78" draw:end-glue-point="3" svg:d="M50000 46500h1000" svg:viewBox="0 0 1001 1">
          <text:p/>
        </draw:connector>
        <draw:connector draw:style-name="gr13" draw:text-style-name="P9" draw:layer="layout" svg:x1="30cm" svg:y1="46cm" svg:x2="24cm" svg:y2="41.5cm" draw:start-shape="id79" draw:start-glue-point="0" draw:end-shape="id80" draw:end-glue-point="3" svg:d="M30000 46000v-2000h-6501v-2500h501" svg:viewBox="0 0 6502 4501">
          <text:p/>
        </draw:connector>
        <draw:custom-shape draw:style-name="gr21" draw:text-style-name="P18" xml:id="id82" draw:id="id82" draw:layer="layout" svg:width="6cm" svg:height="1cm" svg:x="44cm" svg:y="27cm">
          <text:p text:style-name="P21"><text:span text:style-name="T5"><text:s/></text:span><text:span text:style-name="T5">imem_a_i</text:span> (IAL)</text:p>
          <draw:enhanced-geometry svg:viewBox="0 0 21600 21600" draw:type="rectangle" draw:enhanced-path="M 0 0 L 21600 0 21600 21600 0 21600 0 0 Z N"/>
        </draw:custom-shape>
        <draw:custom-shape draw:style-name="gr36" draw:text-style-name="P6" xml:id="id81" draw:id="id81" draw:layer="layout" svg:width="2.998cm" svg:height="1cm" draw:transform="rotate (1.5707963267949) translate (42cm 28.998cm)">
          <draw:glue-point draw:id="8" svg:x="-5cm" svg:y="-1.764cm"/>
          <draw:glue-point draw:id="9" svg:x="-5cm" svg:y="1.571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8" draw:layer="layout" svg:x1="43cm" svg:y1="27.499cm" svg:x2="44cm" svg:y2="27.5cm" draw:start-shape="id81" draw:start-glue-point="5" draw:end-shape="id82" draw:end-glue-point="3" svg:d="M43000 27499h501v1h499" svg:viewBox="0 0 1001 2">
          <text:p/>
        </draw:connector>
        <draw:connector draw:style-name="gr11" draw:text-style-name="P8" draw:layer="layout" svg:x1="42.5cm" svg:y1="29.6cm" svg:x2="42.5cm" svg:y2="28.624cm" draw:end-shape="id81" draw:end-glue-point="6" svg:d="M42500 29600v-976" svg:viewBox="0 0 1 977">
          <text:p/>
        </draw:connector>
        <draw:custom-shape draw:style-name="gr35" draw:text-style-name="P23" xml:id="id83" draw:id="id83" draw:layer="layout" svg:width="6cm" svg:height="1cm" svg:x="35cm" svg:y="26.5cm">
          <text:p text:style-name="P21"><text:span text:style-name="T5">ibus_a_o</text:span> (I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41cm" svg:y1="27cm" svg:x2="42cm" svg:y2="26.971cm" draw:start-shape="id83" draw:start-glue-point="1" draw:end-shape="id81" draw:end-glue-point="8" svg:d="M41000 27000h500v-29h500" svg:viewBox="0 0 1001 30">
          <text:p/>
        </draw:connector>
        <draw:connector draw:style-name="gr11" draw:text-style-name="P8" draw:layer="layout" svg:x1="41cm" svg:y1="28cm" svg:x2="42cm" svg:y2="27.969cm" draw:start-shape="id84" draw:start-glue-point="1" draw:end-shape="id81" draw:end-glue-point="9" svg:d="M41000 28000h500v-31h500" svg:viewBox="0 0 1001 32">
          <text:p/>
        </draw:connector>
        <draw:custom-shape draw:style-name="gr21" draw:text-style-name="P18" xml:id="id84" draw:id="id84" draw:layer="layout" svg:width="6cm" svg:height="1cm" svg:x="35cm" svg:y="27.5cm">
          <text:p text:style-name="P21"><text:span text:style-name="T5"><text:s/></text:span><text:span text:style-name="T5">iaddr</text:span> (IAL)</text:p>
          <draw:enhanced-geometry svg:viewBox="0 0 21600 21600" draw:type="rectangle" draw:enhanced-path="M 0 0 L 21600 0 21600 21600 0 21600 0 0 Z N"/>
        </draw:custom-shape>
        <draw:frame draw:style-name="gr10" draw:text-style-name="P24" draw:layer="layout" svg:width="1cm" svg:height="3cm" svg:x="42cm" svg:y="26cm">
          <draw:text-box>
            <text:p text:style-name="P18">0</text:p>
            <text:p text:style-name="P18">1</text:p>
          </draw:text-box>
        </draw:frame>
        <draw:connector draw:style-name="gr11" draw:text-style-name="P8" draw:layer="layout" svg:x1="50cm" svg:y1="27.5cm" svg:x2="50.992cm" svg:y2="27.488cm" draw:start-shape="id82" draw:start-glue-point="1" draw:end-shape="id85" draw:end-glue-point="3" svg:d="M50000 27500h496v-12h496" svg:viewBox="0 0 993 13">
          <text:p/>
        </draw:connector>
        <draw:connector draw:style-name="gr11" draw:text-style-name="P8" draw:layer="layout" draw:line-skew="0.499cm -12.5cm" svg:x1="75cm" svg:y1="46.5cm" svg:x2="35cm" svg:y2="27cm" draw:start-shape="id86" draw:start-glue-point="1" draw:end-shape="id83" draw:end-glue-point="3" svg:d="M75000 46500h1000v-22250h-41501v2750h501" svg:viewBox="0 0 41502 22251">
          <text:p/>
        </draw:connector>
        <draw:custom-shape draw:style-name="gr9" draw:text-style-name="P6" xml:id="id90" draw:id="id90" draw:layer="layout" svg:width="3cm" svg:height="1cm" draw:transform="rotate (1.5707963267949) translate (42cm 53cm)">
          <draw:glue-point draw:id="8" svg:x="-5cm" svg:y="-3.333cm"/>
          <draw:glue-point draw:id="9" svg:x="-5cm" svg:y="3.333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8" draw:layer="layout" svg:x1="41cm" svg:y1="51.5cm" svg:x2="42cm" svg:y2="51.5cm" draw:start-shape="id87" draw:start-glue-point="1" draw:end-shape="id88" draw:end-glue-point="3" svg:d="M41000 51500h1000" svg:viewBox="0 0 1001 1">
          <text:p/>
        </draw:connector>
        <draw:connector draw:style-name="gr11" draw:text-style-name="P8" draw:layer="layout" svg:x1="41cm" svg:y1="52.5cm" svg:x2="42cm" svg:y2="52.499cm" draw:start-shape="id89" draw:start-glue-point="1" draw:end-shape="id90" draw:end-glue-point="9" svg:d="M41000 52500h500v-1h500" svg:viewBox="0 0 1001 2">
          <text:p/>
        </draw:connector>
        <draw:frame draw:style-name="gr10" draw:text-style-name="P24" xml:id="id88" draw:id="id88" draw:layer="layout" svg:width="1cm" svg:height="3cm" svg:x="42cm" svg:y="50cm">
          <draw:text-box>
            <text:p text:style-name="P18">0</text:p>
            <text:p text:style-name="P18">1</text:p>
            <text:p text:style-name="P18">X</text:p>
          </draw:text-box>
        </draw:frame>
        <draw:connector draw:style-name="gr11" draw:text-style-name="P8" draw:layer="layout" svg:x1="43cm" svg:y1="51.5cm" svg:x2="44cm" svg:y2="47.5cm" draw:start-shape="id88" draw:start-glue-point="1" draw:end-shape="id69" draw:end-glue-point="3" svg:d="M43000 51500h500v-2499h-1v-1501h501" svg:viewBox="0 0 1001 4001">
          <text:p/>
        </draw:connector>
        <draw:connector draw:style-name="gr11" draw:text-style-name="P8" draw:layer="layout" svg:x1="41cm" svg:y1="50.5cm" svg:x2="42cm" svg:y2="50.501cm" draw:start-shape="id91" draw:start-glue-point="1" draw:end-shape="id90" draw:end-glue-point="8" svg:d="M41000 50500h500v1h500" svg:viewBox="0 0 1001 2">
          <text:p/>
        </draw:connector>
        <draw:custom-shape draw:style-name="gr37" draw:text-style-name="P25" xml:id="id92" draw:id="id92" draw:layer="layout" svg:width="7cm" svg:height="1cm" svg:x="39cm" svg:y="54cm">
          <text:p text:style-name="P21"><text:span text:style-name="T6">dbus_a_o </text:span><text:span text:style-name="T7">[DAL-1])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2.5cm" svg:y1="54cm" svg:x2="42.5cm" svg:y2="52.625cm" draw:start-shape="id92" draw:start-glue-point="0" draw:end-shape="id90" draw:end-glue-point="6" svg:d="M42500 54000v-1375" svg:viewBox="0 0 1 1376">
          <text:p/>
        </draw:connector>
        <draw:custom-shape draw:style-name="gr21" draw:text-style-name="P18" xml:id="id91" draw:id="id91" draw:layer="layout" svg:width="6cm" svg:height="1cm" svg:x="35cm" svg:y="50cm">
          <text:p text:style-name="P21"><text:span text:style-name="T5">dperiph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xml:id="id89" draw:id="id89" draw:layer="layout" svg:width="6cm" svg:height="1cm" svg:x="35cm" svg:y="52cm">
          <text:p text:style-name="P21">(others =&gt; '0'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4" draw:layer="layout" svg:x1="75cm" svg:y1="47.5cm" svg:x2="46cm" svg:y2="54.5cm" draw:start-shape="id68" draw:start-glue-point="1" draw:end-shape="id92" svg:d="M75000 47500h501v7000h-29501" svg:viewBox="0 0 29502 7001">
          <text:p/>
        </draw:connector>
        <draw:custom-shape draw:style-name="gr33" draw:text-style-name="P18" draw:layer="layout" svg:width="5cm" svg:height="8cm" svg:x="57cm" svg:y="25cm">
          <text:p text:style-name="P18"><text:span text:style-name="T4">imem</text:span></text:p>
          <text:p text:style-name="P18"><text:span text:style-name="T9">slave</text:span></text:p>
          <text:p text:style-name="P18">(mem32)</text:p>
          <draw:enhanced-geometry svg:viewBox="0 0 21600 21600" draw:type="rectangle" draw:enhanced-path="M 0 0 L 21600 0 21600 21600 0 21600 0 0 Z N"/>
        </draw:custom-shape>
        <draw:custom-shape draw:style-name="gr17" draw:text-style-name="P20" xml:id="id94" draw:id="id94" draw:layer="layout" svg:width="6cm" svg:height="1cm" svg:x="51cm" svg:y="37cm">
          <text:p text:style-name="P18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21" draw:text-style-name="P18" xml:id="id93" draw:id="id93" draw:layer="layout" svg:width="6cm" svg:height="1cm" svg:x="44cm" svg:y="37cm">
          <text:p text:style-name="P21"><text:span text:style-name="T5">dram_a_i</text:span> (D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50cm" svg:y1="37.5cm" svg:x2="51cm" svg:y2="37.5cm" draw:start-shape="id93" draw:start-glue-point="1" draw:end-shape="id94" svg:d="M50000 37500h1000" svg:viewBox="0 0 1001 1">
          <text:p/>
        </draw:connector>
        <draw:custom-shape draw:style-name="gr23" draw:text-style-name="P26" xml:id="id96" draw:id="id96" draw:layer="layout" svg:width="6cm" svg:height="1cm" svg:x="51cm" svg:y="36cm">
          <text:p text:style-name="P21"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95" draw:id="id95" draw:layer="layout" svg:width="6cm" svg:height="1cm" svg:x="27cm" svg:y="36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33cm" svg:y1="36.5cm" svg:x2="51cm" svg:y2="36.5cm" draw:start-shape="id95" draw:start-glue-point="1" draw:end-shape="id96" draw:end-glue-point="3" svg:d="M33000 36500h18000" svg:viewBox="0 0 18001 1">
          <text:p/>
        </draw:connector>
        <draw:custom-shape draw:style-name="gr23" draw:text-style-name="P26" xml:id="id98" draw:id="id98" draw:layer="layout" svg:width="6cm" svg:height="1cm" svg:x="51cm" svg:y="3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97" draw:id="id97" draw:layer="layout" svg:width="6cm" svg:height="1cm" svg:x="27cm" svg:y="3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33cm" svg:y1="35.5cm" svg:x2="51cm" svg:y2="35.5cm" draw:start-shape="id97" draw:start-glue-point="1" draw:end-shape="id98" draw:end-glue-point="3" svg:d="M33000 35500h18000" svg:viewBox="0 0 18001 1">
          <text:p/>
        </draw:connector>
        <draw:custom-shape draw:style-name="gr38" draw:text-style-name="P28" xml:id="id99" draw:id="id99" draw:layer="layout" svg:width="7cm" svg:height="1cm" svg:x="35cm" svg:y="37cm">
          <text:p text:style-name="P27"><text:span text:style-name="T10">dbus_a_o</text:span></text:p>
          <draw:enhanced-geometry svg:viewBox="0 0 21600 21600" draw:type="rectangle" draw:enhanced-path="M 0 0 L 21600 0 21600 21600 0 21600 0 0 Z N"/>
        </draw:custom-shape>
        <draw:connector draw:style-name="gr22" draw:text-style-name="P14" draw:layer="layout" draw:line-skew="0cm -1.899cm" svg:x1="75cm" svg:y1="47.5cm" svg:x2="38.5cm" svg:y2="37cm" draw:start-shape="id68" draw:start-glue-point="1" draw:end-shape="id99" draw:end-glue-point="0" svg:d="M75000 47500h501v-12900h-37001v2400" svg:viewBox="0 0 37002 12901">
          <text:p/>
        </draw:connector>
        <draw:connector draw:style-name="gr11" draw:text-style-name="P8" draw:layer="layout" svg:x1="42cm" svg:y1="37.5cm" svg:x2="44cm" svg:y2="37.5cm" draw:start-shape="id99" draw:start-glue-point="1" draw:end-shape="id93" draw:end-glue-point="3" svg:d="M42000 37500h2000" svg:viewBox="0 0 2001 1">
          <text:p/>
        </draw:connector>
        <draw:custom-shape draw:style-name="gr35" draw:text-style-name="P23" xml:id="id87" draw:id="id87" draw:layer="dram_d_o" svg:width="6cm" svg:height="1cm" svg:x="35cm" svg:y="51cm">
          <text:p text:style-name="P21"><text:span text:style-name="T5">dram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xml:id="id76" draw:id="id76" draw:layer="dram_d_o" svg:width="6cm" svg:height="1cm" svg:x="69cm" svg:y="38cm">
          <text:p text:style-name="P21"><text:span text:style-name="T5">dram_d_o </text:span>(32)</text:p>
          <draw:enhanced-geometry svg:viewBox="0 0 21600 21600" draw:type="rectangle" draw:enhanced-path="M 0 0 L 21600 0 21600 21600 0 21600 0 0 Z N"/>
        </draw:custom-shape>
        <draw:connector draw:style-name="gr22" draw:text-style-name="P14" draw:layer="dram_d_o" draw:line-skew="0cm -1cm" svg:x1="75cm" svg:y1="38.5cm" svg:x2="35cm" svg:y2="51.5cm" draw:start-shape="id76" draw:start-glue-point="1" draw:end-shape="id87" draw:end-glue-point="3" svg:d="M75000 38500h501v5500h-41002v7500h501" svg:viewBox="0 0 41003 13001">
          <text:p/>
        </draw:connector>
        <draw:custom-shape draw:style-name="gr35" draw:text-style-name="P23" xml:id="id100" draw:id="id100" draw:layer="layout" svg:width="6cm" svg:height="1cm" svg:x="44cm" svg:y="38cm">
          <text:p text:style-name="P21"><text:span text:style-name="T5">dbus_d_o</text:span> (32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svg:x1="50cm" svg:y1="38.5cm" svg:x2="51cm" svg:y2="38.5cm" draw:start-shape="id100" draw:start-glue-point="1" draw:end-shape="id101" draw:end-glue-point="3" svg:d="M50000 38500h1000" svg:viewBox="0 0 1001 1">
          <text:p/>
        </draw:connector>
        <draw:connector draw:style-name="gr22" draw:text-style-name="P14" draw:layer="layout" svg:x1="75cm" svg:y1="48.5cm" svg:x2="44cm" svg:y2="38.5cm" draw:start-shape="id72" draw:start-glue-point="1" draw:end-shape="id100" draw:end-glue-point="3" svg:d="M75000 48500h501v-5000h-32002v-5000h501" svg:viewBox="0 0 32003 10001">
          <text:p/>
        </draw:connector>
        <draw:custom-shape draw:style-name="gr21" draw:text-style-name="P18" xml:id="id103" draw:id="id103" draw:layer="layout" svg:width="6cm" svg:height="1cm" svg:x="44cm" svg:y="39cm">
          <text:p text:style-name="P18"><text:span text:style-name="T5">dram_we_i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xml:id="id104" draw:id="id104" draw:layer="layout" svg:width="6cm" svg:height="1cm" svg:x="35cm" svg:y="38.5cm">
          <text:p text:style-name="P21"><text:span text:style-name="T5">dbus_we </text:span></text:p>
          <draw:enhanced-geometry svg:viewBox="0 0 21600 21600" draw:type="rectangle" draw:enhanced-path="M 0 0 L 21600 0 21600 21600 0 21600 0 0 Z N"/>
        </draw:custom-shape>
        <draw:g xml:id="id102" draw:id="id102">
          <draw:g>
            <draw:path draw:style-name="gr27" draw:text-style-name="P6" draw:layer="layout" svg:width="1.999cm" svg:height="1.999cm" draw:transform="rotate (-3.14159265358979) translate (42cm 40.5cm)" svg:viewBox="0 0 2000 2000" svg:d="M976 2000l-63-4-50-6-48-8-49-10-47-13-48-15-46-17-46-20-44-22-44-24-42-26-40-29-40-30-37-33-36-33-35-37-32-37-31-39-29-40-26-42-25-43-22-45-20-45-18-46-16-47-13-48-10-49-8-48-7-50-3-49-1-50 1-49 5-50 6-49 8-49 12-48 14-48 15-47 19-46 20-45 23-44 24-43 28-42 29-40 31-39 32-37 35-35 37-34 38-32 39-30 42-28 42-25 43-24 45-22 46-19 46-17 47-15 49-12 48-10 50-8 48-5 54-3zM0 0zM2000 2000z">
              <text:p/>
            </draw:path>
            <draw:path draw:style-name="gr28" draw:text-style-name="P8" draw:layer="layout" svg:width="1.999cm" svg:height="1.999cm" draw:transform="rotate (-3.14159265358979) translate (42cm 40.5cm)" svg:viewBox="0 0 2000 2000" svg:d="M976 2000l-63-4-50-6-48-8-49-10-47-13-48-15-46-17-46-20-44-22-44-24-42-26-41-29-39-30-37-33-36-33-35-37-33-37-30-39-29-40-26-42-25-43-22-45-20-45-18-46-16-47-13-48-10-49-8-48-7-50-3-49-1-50 1-49 4-50 7-49 8-49 12-48 13-48 16-47 19-46 20-45 23-44 24-43 28-42 28-40 32-39 32-37 35-35 37-34 38-32 39-30 42-28 42-25 43-24 45-22 46-19 46-17 47-15 49-12 48-10 50-8 48-5 50-2zM0 0zM2000 2000z">
              <text:p/>
            </draw:path>
          </draw:g>
          <draw:frame draw:style-name="gr29" draw:text-style-name="P17" draw:layer="layout" svg:width="1cm" svg:height="2cm" svg:x="41cm" svg:y="38.5cm">
            <draw:text-box>
              <text:p>&amp;</text:p>
            </draw:text-box>
          </draw:frame>
        </draw:g>
        <draw:custom-shape draw:style-name="gr26" draw:text-style-name="P29" draw:layer="layout" svg:width="7cm" svg:height="1cm" svg:x="34cm" svg:y="39.5cm">
          <text:p text:style-name="P18"><text:span text:style-name="T8">dbus_a_o </text:span><text:span text:style-name="T1">[DAL-1]</text:span><text:span text:style-name="T8"> 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2cm" svg:y1="39.5cm" svg:x2="44cm" svg:y2="39.5cm" draw:start-shape="id102" draw:start-glue-point="1" draw:end-shape="id103" draw:end-glue-point="3" svg:d="M42000 39500h2000" svg:viewBox="0 0 2001 1">
          <text:p/>
        </draw:connector>
        <draw:connector draw:style-name="gr22" draw:text-style-name="P14" draw:layer="layout" svg:x1="75cm" svg:y1="49.5cm" svg:x2="35cm" svg:y2="39cm" draw:start-shape="id74" draw:start-glue-point="1" draw:end-shape="id104" draw:end-glue-point="3" svg:d="M75000 49500h501v-5250h-41002v-5250h501" svg:viewBox="0 0 41003 10501">
          <text:p/>
        </draw:connector>
        <draw:connector draw:style-name="gr11" draw:text-style-name="P8" draw:layer="layout" svg:x1="50cm" svg:y1="39.5cm" svg:x2="51cm" svg:y2="39.5cm" draw:start-shape="id103" draw:start-glue-point="1" draw:end-shape="id105" draw:end-glue-point="3" svg:d="M50000 39500h1000" svg:viewBox="0 0 1001 1">
          <text:p/>
        </draw:connector>
        <draw:custom-shape draw:style-name="gr30" draw:text-style-name="P26" xml:id="id107" draw:id="id107" draw:layer="layout" svg:width="5cm" svg:height="1cm" svg:x="57cm" svg:y="45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06" draw:id="id106" draw:layer="layout" svg:width="6cm" svg:height="1cm" svg:x="44cm" svg:y="45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50cm" svg:y1="45.5cm" svg:x2="57cm" svg:y2="45.5cm" draw:start-shape="id106" draw:start-glue-point="1" draw:end-shape="id107" draw:end-glue-point="3" svg:d="M50000 45500h7000" svg:viewBox="0 0 7001 1">
          <text:p/>
        </draw:connector>
        <draw:custom-shape draw:style-name="gr30" draw:text-style-name="P26" xml:id="id109" draw:id="id109" draw:layer="layout" svg:width="5cm" svg:height="1cm" svg:x="57cm" svg:y="44cm">
          <text:p text:style-name="P21"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08" draw:id="id108" draw:layer="layout" svg:width="6cm" svg:height="1cm" svg:x="44cm" svg:y="44cm">
          <text:p text:style-name="P21"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layout" svg:x1="50cm" svg:y1="44.5cm" svg:x2="57cm" svg:y2="44.5cm" draw:start-shape="id108" draw:start-glue-point="1" draw:end-shape="id109" draw:end-glue-point="3" svg:d="M50000 44500h7000" svg:viewBox="0 0 7001 1">
          <text:p/>
        </draw:connector>
        <draw:connector draw:style-name="gr11" draw:text-style-name="P8" draw:layer="layout" draw:line-skew="0cm -3.5cm -10.099cm" svg:x1="75cm" svg:y1="28.5cm" svg:x2="44cm" svg:y2="46.5cm" draw:start-shape="id110" draw:start-glue-point="1" draw:end-shape="id77" draw:end-glue-point="3" svg:d="M75000 28500h501v5500h-42101v12500h10600" svg:viewBox="0 0 42102 18001">
          <text:p/>
        </draw:connector>
        <draw:custom-shape draw:style-name="gr31" draw:text-style-name="P19" draw:layer="layout" svg:width="44cm" svg:height="7cm" svg:x="33cm" svg:y="14cm">
          <text:p text:style-name="P18">tst (testset)</text:p>
          <draw:enhanced-geometry svg:viewBox="0 0 21600 21600" draw:type="rectangle" draw:enhanced-path="M 0 0 L 21600 0 21600 21600 0 21600 0 0 Z N"/>
        </draw:custom-shape>
        <draw:custom-shape draw:style-name="gr17" draw:text-style-name="P20" xml:id="id85" draw:id="id85" draw:layer="layout" svg:width="6cm" svg:height="1cm" svg:x="50.992cm" svg:y="26.988cm">
          <text:p text:style-name="P18"><text:span text:style-name="T5">wbs_addr_i</text:span> (AL)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cm" svg:height="1cm" svg:x="51cm" svg:y="28cm">
          <text:p text:style-name="P18"><text:span text:style-name="T5">wbs_dat_i</text:span> (32)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cm" svg:height="1cm" svg:x="51cm" svg:y="29cm">
          <text:p text:style-name="P18"><text:span text:style-name="T5">wbs_we_i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20" draw:id="id120" draw:layer="layout" svg:width="6cm" svg:height="1cm" svg:x="51cm" svg:y="3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22" draw:id="id122" draw:layer="layout" svg:width="6cm" svg:height="1cm" svg:x="51cm" svg:y="3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11" draw:id="id111" draw:layer="layout" svg:width="6cm" svg:height="1cm" svg:x="62cm" svg:y="28cm">
          <text:p text:style-name="P21"><text:span text:style-name="T5"><text:s/></text:span>(32) <text:span text:style-name="T5">wbs_dat_o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6cm" svg:height="1cm" svg:x="51cm" svg:y="26cm">
          <text:p text:style-name="P21"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6cm" svg:height="1cm" svg:x="51cm" svg:y="2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6cm" svg:height="1cm" svg:x="10cm" svg:y="41cm">
          <text:p text:style-name="P21"><text:span text:style-name="T5">reset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110" draw:id="id110" draw:layer="layout" svg:width="6cm" svg:height="1cm" svg:x="69cm" svg:y="28cm">
          <text:p text:style-name="P21"><text:span text:style-name="T5">iram_d_o </text:span>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68cm" svg:y1="28.5cm" svg:x2="69cm" svg:y2="28.5cm" draw:start-shape="id111" draw:start-glue-point="1" draw:end-shape="id110" svg:d="M68000 28500h1000" svg:viewBox="0 0 1001 1">
          <text:p/>
        </draw:connector>
        <draw:custom-shape draw:style-name="gr21" draw:text-style-name="P18" xml:id="id114" draw:id="id114" draw:layer="layout" svg:width="6cm" svg:height="1cm" svg:x="39.5cm" svg:y="29.5cm">
          <text:p text:style-name="P21"><text:span text:style-name="T5"><text:s/></text:span><text:span text:style-name="T5">ia_sel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xml:id="id86" draw:id="id86" draw:layer="layout" svg:width="6cm" svg:height="1cm" svg:x="69cm" svg:y="46cm">
          <text:p text:style-name="P13"><text:span text:style-name="T5"><text:s/></text:span>(IAL) <text:span text:style-name="T5">ibus_a_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svg:x1="68cm" svg:y1="46.5cm" svg:x2="69cm" svg:y2="46.5cm" draw:start-shape="id112" draw:start-glue-point="1" draw:end-shape="id86" draw:end-glue-point="3" svg:d="M68000 46500h1000" svg:viewBox="0 0 1001 1">
          <text:p/>
        </draw:connector>
        <draw:custom-shape draw:style-name="gr17" draw:text-style-name="P20" xml:id="id113" draw:id="id113" draw:layer="layout" svg:width="6cm" svg:height="1cm" svg:x="27cm" svg:y="29.5cm">
          <text:p text:style-name="P18"><text:span text:style-name="T5">ia_select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33cm" svg:y1="30cm" svg:x2="39.5cm" svg:y2="30cm" draw:start-shape="id113" draw:start-glue-point="1" draw:end-shape="id114" draw:end-glue-point="3" svg:d="M33000 30000h6500" svg:viewBox="0 0 6501 1">
          <text:p/>
        </draw:connector>
        <draw:custom-shape draw:style-name="gr17" draw:text-style-name="P20" xml:id="id115" draw:id="id115" draw:layer="clk&amp;rst" svg:width="6cm" svg:height="1cm" svg:x="27cm" svg:y="50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clk&amp;rst" svg:x1="33cm" svg:y1="50.5cm" svg:x2="51cm" svg:y2="50.5cm" draw:start-shape="id115" draw:start-glue-point="1" draw:end-shape="id116" draw:end-glue-point="3" svg:d="M33000 50500h18000" svg:viewBox="0 0 18001 1">
          <text:p/>
        </draw:connector>
        <draw:custom-shape draw:style-name="gr17" draw:text-style-name="P20" xml:id="id117" draw:id="id117" draw:layer="clk&amp;rst" svg:width="6cm" svg:height="1cm" svg:x="27cm" svg:y="51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clk&amp;rst" svg:x1="33cm" svg:y1="51.5cm" svg:x2="51cm" svg:y2="51.5cm" draw:start-shape="id117" draw:start-glue-point="1" draw:end-shape="id118" draw:end-glue-point="3" svg:d="M33000 51500h18000" svg:viewBox="0 0 18001 1">
          <text:p/>
        </draw:connector>
        <draw:connector draw:style-name="gr11" draw:text-style-name="P8" draw:layer="clk&amp;rst" svg:x1="33cm" svg:y1="50.5cm" svg:x2="51cm" svg:y2="40.5cm" draw:start-shape="id115" draw:start-glue-point="1" svg:d="M33000 50500h9251v-10000h8749" svg:viewBox="0 0 18001 10001">
          <text:p/>
        </draw:connector>
        <draw:connector draw:style-name="gr11" draw:text-style-name="P8" draw:layer="clk&amp;rst" svg:x1="33cm" svg:y1="51.5cm" svg:x2="51cm" svg:y2="41.5cm" draw:start-shape="id117" draw:start-glue-point="1" svg:d="M33000 51500h9251v-10000h8749" svg:viewBox="0 0 18001 10001">
          <text:p/>
        </draw:connector>
        <draw:custom-shape draw:style-name="gr21" draw:text-style-name="P18" draw:layer="clk&amp;rst" svg:width="6cm" svg:height="1cm" svg:x="21cm" svg:y="50cm">
          <text:p text:style-name="P21"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51cm">
          <text:p text:style-name="P2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19" draw:id="id119" draw:layer="clk&amp;rst" svg:width="6cm" svg:height="1cm" svg:x="27cm" svg:y="30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21" draw:id="id121" draw:layer="clk&amp;rst" svg:width="6cm" svg:height="1cm" svg:x="27cm" svg:y="31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30cm">
          <text:p text:style-name="P21"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31cm">
          <text:p text:style-name="P21"><text:span text:style-name="T5">resetn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clk&amp;rst" svg:x1="33cm" svg:y1="30.5cm" svg:x2="51cm" svg:y2="31.5cm" draw:start-shape="id119" draw:start-glue-point="1" draw:end-shape="id120" draw:end-glue-point="3" svg:d="M33000 30500h9000v1000h9000" svg:viewBox="0 0 18001 1001">
          <text:p/>
        </draw:connector>
        <draw:connector draw:style-name="gr13" draw:text-style-name="P9" draw:layer="clk&amp;rst" svg:x1="33cm" svg:y1="31.5cm" svg:x2="51cm" svg:y2="32.5cm" draw:start-shape="id121" draw:start-glue-point="1" draw:end-shape="id122" draw:end-glue-point="3" svg:d="M33000 31500h9000v1000h9000" svg:viewBox="0 0 18001 1001">
          <text:p/>
        </draw:connector>
        <draw:custom-shape draw:style-name="gr17" draw:text-style-name="P20" draw:layer="layout" svg:width="6cm" svg:height="1cm" svg:x="51cm" svg:y="30cm">
          <text:p text:style-name="P18"><text:span text:style-name="T5">wbs_sel_i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cm" svg:height="1cm" svg:x="51cm" svg:y="40cm">
          <text:p text:style-name="P18"><text:span text:style-name="T5">wbs_sel_i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cm" svg:height="1cm" svg:x="62cm" svg:y="50cm">
          <text:p text:style-name="P21"><text:span text:style-name="T5"><text:s/></text:span><text:span text:style-name="T5">dbus_sel1_o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6cm" svg:height="1cm" svg:x="62cm" svg:y="51cm">
          <text:p text:style-name="P21"><text:span text:style-name="T5"><text:s/></text:span><text:span text:style-name="T5">dbus_sel2_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9" draw:text-style-name="P19" draw:layer="layout" svg:width="48cm" svg:height="33cm" svg:x="33cm" svg:y="23cm">
          <text:p text:style-name="P18">gut (mips32sys)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5cm" svg:height="8cm" svg:x="57cm" svg:y="35cm">
          <text:p text:style-name="P18"><text:span text:style-name="T4">dmem</text:span></text:p>
          <text:p text:style-name="P18"><text:span text:style-name="T9">slave</text:span></text:p>
          <text:p text:style-name="P18">(mem32)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6.991cm" svg:height="1cm" svg:x="50.009cm" svg:y="38cm">
          <text:p text:style-name="P18"><text:span text:style-name="T5">bus_data_inp</text:span> (32)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62cm" svg:y="38cm">
          <text:p text:style-name="P21"><text:span text:style-name="T5"><text:s/></text:span>(32) bus<text:span text:style-name="T5">_data_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6.991cm" svg:height="1cm" svg:x="50.009cm" svg:y="39cm">
          <text:p text:style-name="P18"><text:span text:style-name="T5">bus_wren_inp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32" draw:id="id132" draw:layer="layout" svg:width="6.991cm" svg:height="1cm" svg:x="50.009cm" svg:y="4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34" draw:id="id134" draw:layer="layout" svg:width="6.991cm" svg:height="1cm" svg:x="50.009cm" svg:y="4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5cm" svg:height="9cm" svg:x="57cm" svg:y="44cm">
          <text:p text:style-name="P18"><text:span text:style-name="T4">cpu</text:span></text:p>
          <text:p text:style-name="P18"><text:span text:style-name="T9">master</text:span></text:p>
          <text:p text:style-name="P18">(mips32core)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6.991cm" svg:height="1cm" svg:x="50.009cm" svg:y="47cm">
          <text:p text:style-name="P18"><text:span text:style-name="T5">ibus_data_inp</text:span> (32)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6.991cm" svg:height="1cm" svg:x="50.009cm" svg:y="48cm">
          <text:p text:style-name="P18"><text:span text:style-name="T5">dbus_data_inp</text:span> (32)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62cm" svg:y="47cm">
          <text:p text:style-name="P21"><text:span text:style-name="T5"><text:s/></text:span>(IAL) <text:span text:style-name="T5">ibus_addr_inp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28" draw:id="id128" draw:layer="layout" svg:width="6.991cm" svg:height="1cm" svg:x="50.009cm" svg:y="5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30" draw:id="id130" draw:layer="layout" svg:width="6.991cm" svg:height="1cm" svg:x="50.009cm" svg:y="5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62cm" svg:y="48cm">
          <text:p text:style-name="P21"><text:span text:style-name="T5"><text:s/></text:span>(DAL) <text:span text:style-name="T5">dbus_addr_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62cm" svg:y="49cm">
          <text:p text:style-name="P21"><text:span text:style-name="T5"><text:s/></text:span>(32) <text:span text:style-name="T5">dbus_data_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62cm" svg:y="50cm">
          <text:p text:style-name="P21"><text:span text:style-name="T5"><text:s/></text:span><text:span text:style-name="T5">dbus_wren_out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81cm" svg:y="46cm">
          <text:p text:style-name="P21"><text:span text:style-name="T5"><text:s/></text:span>(IAL) <text:span text:style-name="T5">ibus_addr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xml:id="id123" draw:id="id123" draw:layer="layout" svg:width="6cm" svg:height="1cm" svg:x="27cm" svg:y="47cm">
          <text:p text:style-name="P18"><text:span text:style-name="T5">ibus_data_inp</text:span> (32)</text:p>
          <draw:enhanced-geometry svg:viewBox="0 0 21600 21600" draw:type="rectangle" draw:enhanced-path="M 0 0 L 21600 0 21600 21600 0 21600 0 0 Z N"/>
        </draw:custom-shape>
        <draw:custom-shape draw:style-name="gr43" draw:text-style-name="P18" xml:id="id151" draw:id="id151" draw:layer="layout" svg:width="8cm" svg:height="1cm" svg:x="70cm" svg:y="48cm">
          <text:p text:style-name="P21"><text:span text:style-name="T5"><text:s/></text:span>(DAL) <text:span text:style-name="T5">dram_addr_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xml:id="id160" draw:id="id160" draw:layer="layout" svg:width="8cm" svg:height="1cm" svg:x="42cm" svg:y="48cm">
          <text:p text:style-name="P21"><text:span text:style-name="T5">dram_data_inp </text:span>(32)</text:p>
          <draw:enhanced-geometry svg:viewBox="0 0 21600 21600" draw:type="rectangle" draw:enhanced-path="M 0 0 L 21600 0 21600 21600 0 21600 0 0 Z N"/>
        </draw:custom-shape>
        <draw:custom-shape draw:style-name="gr43" draw:text-style-name="P18" xml:id="id153" draw:id="id153" draw:layer="layout" svg:width="8cm" svg:height="1cm" svg:x="70cm" svg:y="49cm">
          <text:p text:style-name="P21"><text:span text:style-name="T5"><text:s/></text:span>(32) <text:span text:style-name="T5">dram_data_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xml:id="id155" draw:id="id155" draw:layer="layout" svg:width="8cm" svg:height="1cm" svg:x="70cm" svg:y="50cm">
          <text:p text:style-name="P21"><text:span text:style-name="T5">dram_wren_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124" draw:id="id124" draw:layer="layout" svg:width="6cm" svg:height="1cm" svg:x="19.2cm" svg:y="46.8cm">
          <text:p text:style-name="P21"><text:span text:style-name="T5"><text:s/></text:span><text:span text:style-name="T5">inst</text:span> (32)</text:p>
          <draw:enhanced-geometry svg:viewBox="0 0 21600 21600" draw:type="rectangle" draw:enhanced-path="M 0 0 L 21600 0 21600 21600 0 21600 0 0 Z N"/>
        </draw:custom-shape>
        <draw:custom-shape draw:style-name="gr45" draw:text-style-name="P31" xml:id="id158" draw:id="id158" draw:layer="layout" svg:width="8cm" svg:height="1cm" svg:x="42cm" svg:y="47cm">
          <text:p text:style-name="P21"><text:span text:style-name="T5">iram_data_inp </text:span>(32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30cm" svg:y1="47cm" svg:x2="19.2cm" svg:y2="47.3cm" draw:start-shape="id123" draw:start-glue-point="0" draw:end-shape="id124" draw:end-glue-point="3" svg:d="M30000 47000v-701h-11301v1001h501" svg:viewBox="0 0 11302 1002">
          <text:p/>
        </draw:connector>
        <draw:custom-shape draw:style-name="gr46" draw:text-style-name="P32" xml:id="id126" draw:id="id126" draw:layer="layout" svg:width="8cm" svg:height="1cm" svg:x="42cm" svg:y="27cm">
          <text:p text:style-name="P21"><text:span text:style-name="T5">iram_addr_out </text:span>(I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line-skew="2.199cm -12.5cm" svg:x1="78cm" svg:y1="47.5cm" svg:x2="42cm" svg:y2="27.5cm" draw:start-shape="id125" draw:start-glue-point="1" draw:end-shape="id126" draw:end-glue-point="3" svg:d="M78000 47500h2700v-22500h-39201v2500h501" svg:viewBox="0 0 39202 22501">
          <text:p/>
        </draw:connector>
        <draw:custom-shape draw:style-name="gr33" draw:text-style-name="P18" draw:layer="layout" svg:width="5cm" svg:height="8cm" svg:x="57cm" svg:y="25cm">
          <text:p text:style-name="P18"><text:span text:style-name="T4">imem</text:span></text:p>
          <text:p text:style-name="P18"><text:span text:style-name="T9">slave</text:span></text:p>
          <text:p text:style-name="P18">(mem32)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6.991cm" svg:height="1cm" svg:x="50.009cm" svg:y="37cm">
          <text:p text:style-name="P18"><text:span text:style-name="T5">bus_addr_inp</text:span> (AL)</text:p>
          <draw:enhanced-geometry svg:viewBox="0 0 21600 21600" draw:type="rectangle" draw:enhanced-path="M 0 0 L 21600 0 21600 21600 0 21600 0 0 Z N"/>
        </draw:custom-shape>
        <draw:custom-shape draw:style-name="gr46" draw:text-style-name="P32" xml:id="id152" draw:id="id152" draw:layer="layout" svg:width="8cm" svg:height="1cm" svg:x="42cm" svg:y="37cm">
          <text:p text:style-name="P21"><text:span text:style-name="T5">dram_addr_out </text:span>(DA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3" xml:id="id159" draw:id="id159" draw:layer="dram_d_o" svg:width="8cm" svg:height="1cm" svg:x="70cm" svg:y="38cm">
          <text:p text:style-name="P21"><text:span text:style-name="T5">dram_data_inp </text:span>(32)</text:p>
          <draw:enhanced-geometry svg:viewBox="0 0 21600 21600" draw:type="rectangle" draw:enhanced-path="M 0 0 L 21600 0 21600 21600 0 21600 0 0 Z N"/>
        </draw:custom-shape>
        <draw:custom-shape draw:style-name="gr46" draw:text-style-name="P32" xml:id="id154" draw:id="id154" draw:layer="layout" svg:width="8cm" svg:height="1cm" svg:x="42cm" svg:y="38cm">
          <text:p text:style-name="P21"><text:span text:style-name="T5">dram_data_out </text:span>(3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2" xml:id="id156" draw:id="id156" draw:layer="layout" svg:width="8cm" svg:height="1cm" svg:x="42cm" svg:y="39cm">
          <text:p text:style-name="P18"><text:span text:style-name="T5">dram_wren_out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6.991cm" svg:height="1cm" svg:x="50cm" svg:y="26.988cm">
          <text:p text:style-name="P18"><text:span text:style-name="T5">bus_addr_inp</text:span> (AL)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6.991cm" svg:height="1cm" svg:x="50.009cm" svg:y="28cm">
          <text:p text:style-name="P34"><text:span text:style-name="T11">bus_data_inp</text:span><text:span text:style-name="T12"> (32)</text:span>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6.991cm" svg:height="1cm" svg:x="50.009cm" svg:y="29cm">
          <text:p text:style-name="P34"><text:span text:style-name="T11">bus_wren_inp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36" draw:id="id136" draw:layer="layout" svg:width="6.991cm" svg:height="1cm" svg:x="50.009cm" svg:y="3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xml:id="id138" draw:id="id138" draw:layer="layout" svg:width="6.991cm" svg:height="1cm" svg:x="50.009cm" svg:y="3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8cm" svg:height="1cm" svg:x="62cm" svg:y="28cm">
          <text:p text:style-name="P21"><text:span text:style-name="T5"><text:s/></text:span>(32) bus<text:span text:style-name="T5">_data_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6cm" svg:height="1cm" svg:x="10cm" svg:y="41cm">
          <text:p text:style-name="P21"><text:span text:style-name="T5">reset</text:span></text:p>
          <draw:enhanced-geometry svg:viewBox="0 0 21600 21600" draw:type="rectangle" draw:enhanced-path="M 0 0 L 21600 0 21600 21600 0 21600 0 0 Z N"/>
        </draw:custom-shape>
        <draw:custom-shape draw:style-name="gr47" draw:text-style-name="P33" xml:id="id157" draw:id="id157" draw:layer="layout" svg:width="8cm" svg:height="1cm" svg:x="70cm" svg:y="28cm">
          <text:p text:style-name="P21"><text:span text:style-name="T5">iram_data_out </text:span>(32)</text:p>
          <draw:enhanced-geometry svg:viewBox="0 0 21600 21600" draw:type="rectangle" draw:enhanced-path="M 0 0 L 21600 0 21600 21600 0 21600 0 0 Z N"/>
        </draw:custom-shape>
        <draw:custom-shape draw:style-name="gr43" draw:text-style-name="P30" xml:id="id125" draw:id="id125" draw:layer="layout" svg:width="8cm" svg:height="1cm" svg:x="70cm" svg:y="47cm">
          <text:p text:style-name="P30"><text:span text:style-name="T5"><text:s/></text:span>(IAL) <text:span text:style-name="T5">iram_addr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xml:id="id127" draw:id="id127" draw:layer="clk&amp;rst" svg:width="6cm" svg:height="1cm" svg:x="27cm" svg:y="50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clk&amp;rst" svg:x1="33cm" svg:y1="50.5cm" svg:x2="50.009cm" svg:y2="51.5cm" draw:start-shape="id127" draw:start-glue-point="1" draw:end-shape="id128" draw:end-glue-point="3" svg:d="M33000 50500h8504v1000h8505" svg:viewBox="0 0 17010 1001">
          <text:p/>
        </draw:connector>
        <draw:custom-shape draw:style-name="gr17" draw:text-style-name="P20" xml:id="id129" draw:id="id129" draw:layer="clk&amp;rst" svg:width="6cm" svg:height="1cm" svg:x="27cm" svg:y="51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clk&amp;rst" svg:x1="33cm" svg:y1="51.5cm" svg:x2="50.009cm" svg:y2="52.5cm" draw:start-shape="id129" draw:start-glue-point="1" draw:end-shape="id130" draw:end-glue-point="3" svg:d="M33000 51500h8504v1000h8505" svg:viewBox="0 0 17010 1001">
          <text:p/>
        </draw:connector>
        <draw:connector draw:style-name="gr11" draw:text-style-name="P8" draw:layer="clk&amp;rst" svg:x1="33cm" svg:y1="41.5cm" svg:x2="50.009cm" svg:y2="41.5cm" draw:start-shape="id131" draw:start-glue-point="1" draw:end-shape="id132" draw:end-glue-point="3" svg:d="M33000 41500h17009" svg:viewBox="0 0 17010 1">
          <text:p/>
        </draw:connector>
        <draw:connector draw:style-name="gr11" draw:text-style-name="P8" draw:layer="clk&amp;rst" svg:x1="33cm" svg:y1="42.5cm" svg:x2="50.009cm" svg:y2="42.5cm" draw:start-shape="id133" draw:start-glue-point="1" draw:end-shape="id134" draw:end-glue-point="3" svg:d="M33000 42500h17009" svg:viewBox="0 0 17010 1">
          <text:p/>
        </draw:connector>
        <draw:custom-shape draw:style-name="gr21" draw:text-style-name="P18" draw:layer="clk&amp;rst" svg:width="6cm" svg:height="1cm" svg:x="21cm" svg:y="50cm">
          <text:p text:style-name="P21"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51cm">
          <text:p text:style-name="P2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35" draw:id="id135" draw:layer="clk&amp;rst" svg:width="6cm" svg:height="1cm" svg:x="27cm" svg:y="3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37" draw:id="id137" draw:layer="clk&amp;rst" svg:width="6cm" svg:height="1cm" svg:x="27cm" svg:y="3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31cm">
          <text:p text:style-name="P21"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32cm">
          <text:p text:style-name="P21"><text:span text:style-name="T5">resetn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clk&amp;rst" svg:x1="33cm" svg:y1="31.5cm" svg:x2="50.009cm" svg:y2="31.5cm" draw:start-shape="id135" draw:start-glue-point="1" draw:end-shape="id136" draw:end-glue-point="3" svg:d="M33000 31500h17009" svg:viewBox="0 0 17010 1">
          <text:p/>
        </draw:connector>
        <draw:connector draw:style-name="gr13" draw:text-style-name="P9" draw:layer="clk&amp;rst" svg:x1="33cm" svg:y1="32.5cm" svg:x2="50.009cm" svg:y2="32.5cm" draw:start-shape="id137" draw:start-glue-point="1" draw:end-shape="id138" draw:end-glue-point="3" svg:d="M33000 32500h17009" svg:viewBox="0 0 17010 1">
          <text:p/>
        </draw:connector>
        <draw:custom-shape draw:style-name="gr17" draw:text-style-name="P20" xml:id="id131" draw:id="id131" draw:layer="clk&amp;rst" svg:width="6cm" svg:height="1cm" svg:x="27cm" svg:y="41cm">
          <text:p text:style-name="P18"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33" draw:id="id133" draw:layer="clk&amp;rst" svg:width="6cm" svg:height="1cm" svg:x="27cm" svg:y="42cm">
          <text:p text:style-name="P18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41cm">
          <text:p text:style-name="P21"><text:span text:style-name="T5"><text:s/></text:span><text:span text:style-name="T5">cl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clk&amp;rst" svg:width="6cm" svg:height="1cm" svg:x="21cm" svg:y="42cm">
          <text:p text:style-name="P21"><text:span text:style-name="T5">resetn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xml:id="id140" draw:id="id140" draw:layer="generics" svg:width="6cm" svg:height="1cm" svg:x="51cm" svg:y="36cm">
          <text:p text:style-name="P21"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39" draw:id="id139" draw:layer="generics" svg:width="6cm" svg:height="1cm" svg:x="27cm" svg:y="36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generics" svg:x1="33cm" svg:y1="36.5cm" svg:x2="51cm" svg:y2="36.5cm" draw:start-shape="id139" draw:start-glue-point="1" draw:end-shape="id140" draw:end-glue-point="3" svg:d="M33000 36500h18000" svg:viewBox="0 0 18001 1">
          <text:p/>
        </draw:connector>
        <draw:custom-shape draw:style-name="gr23" draw:text-style-name="P26" xml:id="id142" draw:id="id142" draw:layer="generics" svg:width="6cm" svg:height="1cm" svg:x="51cm" svg:y="3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41" draw:id="id141" draw:layer="generics" svg:width="6cm" svg:height="1cm" svg:x="27cm" svg:y="3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generics" svg:x1="33cm" svg:y1="35.5cm" svg:x2="51cm" svg:y2="35.5cm" draw:start-shape="id141" draw:start-glue-point="1" draw:end-shape="id142" draw:end-glue-point="3" svg:d="M33000 35500h18000" svg:viewBox="0 0 18001 1">
          <text:p/>
        </draw:connector>
        <draw:custom-shape draw:style-name="gr23" draw:text-style-name="P26" xml:id="id144" draw:id="id144" draw:layer="generics" svg:width="6cm" svg:height="1cm" svg:x="51cm" svg:y="46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43" draw:id="id143" draw:layer="generics" svg:width="6cm" svg:height="1cm" svg:x="27cm" svg:y="46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generics" svg:x1="33cm" svg:y1="46.5cm" svg:x2="51cm" svg:y2="46.5cm" draw:start-shape="id143" draw:start-glue-point="1" draw:end-shape="id144" draw:end-glue-point="3" svg:d="M33000 46500h18000" svg:viewBox="0 0 18001 1">
          <text:p/>
        </draw:connector>
        <draw:custom-shape draw:style-name="gr23" draw:text-style-name="P26" xml:id="id146" draw:id="id146" draw:layer="generics" svg:width="6cm" svg:height="1cm" svg:x="51cm" svg:y="45cm">
          <text:p text:style-name="P21"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45" draw:id="id145" draw:layer="generics" svg:width="6cm" svg:height="1cm" svg:x="27cm" svg:y="45cm">
          <text:p text:style-name="P21"><text:span text:style-name="T5">I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generics" svg:x1="33cm" svg:y1="45.5cm" svg:x2="51cm" svg:y2="45.5cm" draw:start-shape="id145" draw:start-glue-point="1" draw:end-shape="id146" draw:end-glue-point="3" svg:d="M33000 45500h18000" svg:viewBox="0 0 18001 1">
          <text:p/>
        </draw:connector>
        <draw:custom-shape draw:style-name="gr23" draw:text-style-name="P26" xml:id="id148" draw:id="id148" draw:layer="generics" svg:width="6cm" svg:height="1cm" svg:x="51cm" svg:y="26cm">
          <text:p text:style-name="P21"><text:span text:style-name="T5">ADDR_LENG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50" draw:id="id150" draw:layer="generics" svg:width="6cm" svg:height="1cm" svg:x="51cm" svg:y="2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generics" svg:width="6cm" svg:height="1cm" svg:x="51cm" svg:y="44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xml:id="id147" draw:id="id147" draw:layer="generics" svg:width="6cm" svg:height="1cm" svg:x="27cm" svg:y="26cm">
          <text:p text:style-name="P21"><text:span text:style-name="T5">DA_L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generics" svg:x1="33cm" svg:y1="26.5cm" svg:x2="51cm" svg:y2="26.5cm" draw:start-shape="id147" draw:start-glue-point="1" draw:end-shape="id148" draw:end-glue-point="3" svg:d="M33000 26500h18000" svg:viewBox="0 0 18001 1">
          <text:p/>
        </draw:connector>
        <draw:custom-shape draw:style-name="gr23" draw:text-style-name="P26" xml:id="id149" draw:id="id149" draw:layer="generics" svg:width="6cm" svg:height="1cm" svg:x="27cm" svg:y="25cm">
          <text:p text:style-name="P21"><text:span text:style-name="T5">SYS_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8" draw:layer="generics" svg:x1="33cm" svg:y1="25.5cm" svg:x2="51cm" svg:y2="25.5cm" draw:start-shape="id149" draw:start-glue-point="1" draw:end-shape="id150" draw:end-glue-point="3" svg:d="M33000 25500h18000" svg:viewBox="0 0 18001 1">
          <text:p/>
        </draw:connector>
        <draw:connector draw:style-name="gr13" draw:text-style-name="P9" draw:layer="layout" draw:line-skew="1.799cm -9.5cm -5.599cm" svg:x1="78cm" svg:y1="48.5cm" svg:x2="42cm" svg:y2="37.5cm" draw:start-shape="id151" draw:start-glue-point="1" draw:end-shape="id152" draw:end-glue-point="3" svg:d="M78000 48500h2300v-15000h-44400v4000h6100" svg:viewBox="0 0 44401 15001">
          <text:p/>
        </draw:connector>
        <draw:connector draw:style-name="gr13" draw:text-style-name="P9" draw:layer="layout" draw:line-skew="1.499cm -10.2cm -5.199cm" svg:x1="78cm" svg:y1="49.5cm" svg:x2="42cm" svg:y2="38.5cm" draw:start-shape="id153" draw:start-glue-point="1" draw:end-shape="id154" draw:end-glue-point="3" svg:d="M78000 49500h2000v-15700h-43700v4700h5700" svg:viewBox="0 0 43701 15701">
          <text:p/>
        </draw:connector>
        <draw:connector draw:style-name="gr13" draw:text-style-name="P9" draw:layer="layout" draw:line-skew="1.099cm -10.9cm -4.799cm" svg:x1="78cm" svg:y1="50.5cm" svg:x2="42cm" svg:y2="39.5cm" draw:start-shape="id155" draw:start-glue-point="1" draw:end-shape="id156" draw:end-glue-point="3" svg:d="M78000 50500h1600v-16400h-42900v5400h5300" svg:viewBox="0 0 42901 16401">
          <text:p/>
        </draw:connector>
        <draw:connector draw:style-name="gr13" draw:text-style-name="P9" draw:layer="layout" draw:line-skew="0cm -4.8cm -5.899cm" svg:x1="78cm" svg:y1="28.5cm" svg:x2="42cm" svg:y2="47.5cm" draw:start-shape="id157" draw:start-glue-point="1" draw:end-shape="id158" draw:end-glue-point="3" svg:d="M78000 28500h501v4700h-42901v14300h6400" svg:viewBox="0 0 42902 19001">
          <text:p/>
        </draw:connector>
        <draw:connector draw:style-name="gr13" draw:text-style-name="P9" draw:layer="layout" draw:line-skew="0cm 0cm -5.399cm" svg:x1="78cm" svg:y1="38.5cm" svg:x2="42cm" svg:y2="48.5cm" draw:start-shape="id159" draw:start-glue-point="1" draw:end-shape="id160" draw:end-glue-point="3" svg:d="M78000 38500h501v5000h-42401v5000h5900" svg:viewBox="0 0 42402 10001">
          <text:p/>
        </draw:connector>
        <draw:custom-shape draw:style-name="gr48" draw:text-style-name="P5" draw:layer="layout" svg:width="8.6cm" svg:height="1.699cm" svg:x="63.5cm" svg:y="18.901cm">
          <text:p text:style-name="P4">if reset imem gets preloaded </text:p>
          <text:p text:style-name="P4">with instructions from file</text:p>
          <draw:enhanced-geometry svg:viewBox="0 0 21600 21600" draw:mirror-horizontal="false" draw:type="line-callout-1" draw:modifiers="-11298.5001743983 89741.6470588235 -625.322636902686 7051.764705882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enerics"/>
      <draw:layer draw:name="clk&amp;rst"/>
      <draw:layer draw:name="dram_d_o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9:16:49.208000000</meta:creation-date>
    <dc:date>2015-02-20T20:19:31.420000000</dc:date>
    <meta:editing-duration>P1DT21H7M2S</meta:editing-duration>
    <meta:editing-cycles>117</meta:editing-cycles>
    <meta:generator>LibreOffice/4.4.0.3$Windows_x86 LibreOffice_project/de093506bcdc5fafd9023ee680b8c60e3e0645d7</meta:generator>
    <meta:document-statistic meta:object-count="385"/>
  </office:meta>
</office:document-meta>
</file>